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5in" fo:margin-left="0in" table:align="left" fo:keep-with-next="always"/>
    </style:style>
    <style:style style:name="Table1.A" style:family="table-column">
      <style:table-column-properties style:column-width="0.9375in"/>
    </style:style>
    <style:style style:name="Table1.B" style:family="table-column">
      <style:table-column-properties style:column-width="1.6875in"/>
    </style:style>
    <style:style style:name="Table1.C" style:family="table-column">
      <style:table-column-properties style:column-width="2.625in"/>
    </style:style>
    <style:style style:name="Table1.D" style:family="table-column">
      <style:table-column-properties style:column-width="2.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paragraph-rsid="0021defd"/>
    </style:style>
    <style:style style:name="P2" style:family="paragraph" style:parent-style-name="Footnote">
      <style:text-properties officeooo:paragraph-rsid="0068b6e4"/>
    </style:style>
    <style:style style:name="P3" style:family="paragraph" style:parent-style-name="Footnote">
      <style:text-properties officeooo:paragraph-rsid="00b8a214"/>
    </style:style>
    <style:style style:name="P4" style:family="paragraph" style:parent-style-name="Standard">
      <style:paragraph-properties fo:line-height="10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5" style:family="paragraph" style:parent-style-name="Standard">
      <style:paragraph-properties fo:line-height="100%" fo:text-align="justify" style:justify-single-word="false"/>
      <style:text-properties style:font-name="Times New Roman" fo:language="en" fo:country="US" officeooo:rsid="000f685b" officeooo:paragraph-rsid="00126301" style:language-asian="zxx" style:country-asian="none" style:language-complex="zxx" style:country-complex="none"/>
    </style:style>
    <style:style style:name="P6" style:family="paragraph" style:parent-style-name="Standard">
      <style:paragraph-properties fo:line-height="100%" fo:text-align="justify" style:justify-single-word="false"/>
      <style:text-properties style:font-name="Times New Roman" fo:language="en" fo:country="U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style:font-name="Times New Roman" fo:language="en" fo:country="US" officeooo:paragraph-rsid="0019bea0" style:language-asian="zxx" style:country-asian="none" style:language-complex="zxx" style:country-complex="none"/>
    </style:style>
    <style:style style:name="P8" style:family="paragraph" style:parent-style-name="Standard">
      <style:paragraph-properties fo:line-height="100%" fo:text-align="justify" style:justify-single-word="false"/>
      <style:text-properties style:font-name="Times New Roman" fo:language="en" fo:country="US" officeooo:paragraph-rsid="003549e1" style:language-asian="zxx" style:country-asian="none" style:language-complex="zxx" style:country-complex="none"/>
    </style:style>
    <style:style style:name="P9" style:family="paragraph" style:parent-style-name="Standard">
      <style:paragraph-properties fo:line-height="100%" fo:text-align="justify" style:justify-single-word="false"/>
      <style:text-properties style:font-name="Times New Roman" fo:language="en" fo:country="US" officeooo:paragraph-rsid="003f95d3" style:language-asian="zxx" style:country-asian="none" style:language-complex="zxx" style:country-complex="none"/>
    </style:style>
    <style:style style:name="P10" style:family="paragraph" style:parent-style-name="Standard">
      <style:paragraph-properties fo:line-height="100%" fo:text-align="justify" style:justify-single-word="false"/>
      <style:text-properties style:font-name="Times New Roman" fo:language="en" fo:country="US" officeooo:rsid="003e99be" officeooo:paragraph-rsid="003e99be" style:language-asian="zxx" style:country-asian="none" style:language-complex="zxx" style:country-complex="none"/>
    </style:style>
    <style:style style:name="P11" style:family="paragraph" style:parent-style-name="Standard">
      <style:paragraph-properties fo:line-height="10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12" style:family="paragraph" style:parent-style-name="Standard">
      <style:paragraph-properties fo:line-height="10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13" style:family="paragraph" style:parent-style-name="Standard">
      <style:paragraph-properties fo:line-height="100%" fo:text-align="justify" style:justify-single-word="false"/>
      <style:text-properties style:font-name="Times New Roman" fo:language="en" fo:country="US" officeooo:rsid="003e99be" officeooo:paragraph-rsid="0052bed8" style:language-asian="zxx" style:country-asian="none" style:language-complex="zxx" style:country-complex="none"/>
    </style:style>
    <style:style style:name="P14" style:family="paragraph" style:parent-style-name="Standard">
      <style:paragraph-properties fo:line-height="100%" fo:text-align="justify" style:justify-single-word="false"/>
      <style:text-properties style:font-name="Times New Roman" fo:language="en" fo:country="US" officeooo:rsid="003e99be" officeooo:paragraph-rsid="0064ae05" style:language-asian="zxx" style:country-asian="none" style:language-complex="zxx" style:country-complex="none"/>
    </style:style>
    <style:style style:name="P15" style:family="paragraph" style:parent-style-name="Standard">
      <style:paragraph-properties fo:line-height="100%" fo:text-align="justify" style:justify-single-word="false"/>
      <style:text-properties style:font-name="Times New Roman" fo:language="en" fo:country="US" officeooo:rsid="003e99be" officeooo:paragraph-rsid="006da6b1" style:language-asian="zxx" style:country-asian="none" style:language-complex="zxx" style:country-complex="none"/>
    </style:style>
    <style:style style:name="P16" style:family="paragraph" style:parent-style-name="Standard">
      <style:paragraph-properties fo:line-height="100%" fo:text-align="justify" style:justify-single-word="false"/>
      <style:text-properties style:font-name="Times New Roman" fo:language="en" fo:country="US" officeooo:rsid="003e99be" officeooo:paragraph-rsid="0066c4f7" style:language-asian="zxx" style:country-asian="none" style:language-complex="zxx" style:country-complex="none"/>
    </style:style>
    <style:style style:name="P17" style:family="paragraph" style:parent-style-name="Standard">
      <style:paragraph-properties fo:line-height="100%" fo:text-align="justify" style:justify-single-word="false"/>
      <style:text-properties style:font-name="Times New Roman" fo:language="en" fo:country="US" officeooo:rsid="0010300d" officeooo:paragraph-rsid="0010300d" style:language-asian="zxx" style:country-asian="none" style:language-complex="zxx" style:country-complex="none"/>
    </style:style>
    <style:style style:name="P18" style:family="paragraph" style:parent-style-name="Standard">
      <style:paragraph-properties fo:line-height="100%" fo:text-align="justify" style:justify-single-word="false"/>
      <style:text-properties style:font-name="Times New Roman" fo:language="en" fo:country="US" officeooo:rsid="00490be7" officeooo:paragraph-rsid="00490be7" style:language-asian="zxx" style:country-asian="none" style:language-complex="zxx" style:country-complex="none"/>
    </style:style>
    <style:style style:name="P19" style:family="paragraph" style:parent-style-name="Standard">
      <style:paragraph-properties fo:line-height="100%" fo:text-align="justify" style:justify-single-word="false"/>
      <style:text-properties style:font-name="Times New Roman" fo:language="en" fo:country="US" officeooo:rsid="00633d29" officeooo:paragraph-rsid="006da6b1" style:language-asian="zxx" style:country-asian="none" style:language-complex="zxx" style:country-complex="none"/>
    </style:style>
    <style:style style:name="P20" style:family="paragraph" style:parent-style-name="Standard">
      <style:paragraph-properties fo:line-height="100%" fo:text-align="justify" style:justify-single-word="false"/>
      <style:text-properties style:font-name="Times New Roman" fo:language="en" fo:country="US" fo:font-weight="bold" officeooo:rsid="004db544" officeooo:paragraph-rsid="004db544" style:language-asian="zxx" style:country-asian="none" style:font-weight-asian="bold" style:language-complex="zxx" style:country-complex="none" style:font-weight-complex="bold"/>
    </style:style>
    <style:style style:name="P21" style:family="paragraph" style:parent-style-name="Standard">
      <style:paragraph-properties fo:line-height="100%" fo:text-align="justify" style:justify-single-word="false" fo:break-before="page"/>
      <style:text-properties style:font-name="Times New Roman" fo:language="en" fo:country="US" officeooo:rsid="0010300d" officeooo:paragraph-rsid="0010300d" style:language-asian="zxx" style:country-asian="none" style:language-complex="zxx" style:country-complex="none"/>
    </style:style>
    <style:style style:name="P22" style:family="paragraph" style:parent-style-name="Standard">
      <style:paragraph-properties fo:line-height="100%" fo:text-align="justify" style:justify-single-word="false"/>
      <style:text-properties style:font-name="Times New Roman" fo:font-size="12pt" fo:language="en" fo:country="US" fo:font-weight="normal" officeooo:rsid="00a45989" officeooo:paragraph-rsid="008827f7"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line-height="100%" fo:text-align="justify" style:justify-single-word="false"/>
      <style:text-properties style:font-name="Times New Roman" fo:font-size="12pt" fo:language="en" fo:country="US" fo:font-weight="normal" officeooo:rsid="00a8289f" officeooo:paragraph-rsid="00ad164f"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line-height="100%" fo:text-align="justify" style:justify-single-word="false"/>
      <style:text-properties style:font-name="Times New Roman" fo:font-size="12pt" fo:language="en" fo:country="US" fo:font-weight="normal" officeooo:rsid="00ad81ba" officeooo:paragraph-rsid="00ad81ba"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8827f7"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d164f"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d81ba" style:font-size-asian="10.5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line-height="100%" fo:text-align="justify" style:justify-single-word="false"/>
      <style:text-properties style:font-name="Times New Roman" fo:font-size="12pt" fo:language="en" fo:country="US" fo:font-weight="normal" officeooo:rsid="00b181f6" officeooo:paragraph-rsid="00b181f6"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181f6"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dce93" style:font-size-asian="12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e9b072" style:font-size-asian="12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line-height="100%" fo:text-align="center" style:justify-single-word="false"/>
      <style:text-properties style:font-name="Times New Roman" fo:font-size="15pt" fo:language="en" fo:country="US"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37" style:family="paragraph" style:parent-style-name="Standard">
      <style:paragraph-properties fo:line-height="100%" fo:text-align="center" style:justify-single-word="false"/>
      <style:text-properties style:font-name="Times New Roman" fo:font-size="15pt" fo:language="en" fo:country="US" fo:font-weight="bold" officeooo:rsid="006f70ea" officeooo:paragraph-rsid="00c24b65" style:font-size-asian="15pt" style:language-asian="zxx" style:country-asian="none" style:font-weight-asian="bold" style:font-size-complex="15pt" style:language-complex="zxx" style:country-complex="none" style:font-weight-complex="bold"/>
    </style:style>
    <style:style style:name="P38"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39"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40"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41"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c24b65" style:font-size-asian="15pt" style:language-asian="zxx" style:country-asian="none" style:font-weight-asian="bold" style:font-size-complex="15pt" style:language-complex="zxx" style:country-complex="none" style:font-weight-complex="bold"/>
    </style:style>
    <style:style style:name="P42"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c8695c" style:font-size-asian="15pt" style:language-asian="zxx" style:country-asian="none" style:font-weight-asian="bold" style:font-size-complex="15pt" style:language-complex="zxx" style:country-complex="none" style:font-weight-complex="bold"/>
    </style:style>
    <style:style style:name="P43"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a27cf" style:font-size-asian="15pt" style:language-asian="zxx" style:country-asian="none" style:font-weight-asian="bold" style:font-size-complex="15pt" style:language-complex="zxx" style:country-complex="none" style:font-weight-complex="bold"/>
    </style:style>
    <style:style style:name="P44"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d17cd" style:font-size-asian="15pt" style:language-asian="zxx" style:country-asian="none" style:font-weight-asian="bold" style:font-size-complex="15pt" style:language-complex="zxx" style:country-complex="none" style:font-weight-complex="bold"/>
    </style:style>
    <style:style style:name="P45"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f4077b" style:font-size-asian="15pt" style:language-asian="zxx" style:country-asian="none" style:font-weight-asian="bold" style:font-size-complex="15pt" style:language-complex="zxx" style:country-complex="none" style:font-weight-complex="bold"/>
    </style:style>
    <style:style style:name="P46"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47"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48"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49"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50"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680ef" style:font-size-asian="15pt" style:language-asian="zxx" style:country-asian="none" style:font-weight-asian="bold" style:font-size-complex="15pt" style:language-complex="zxx" style:country-complex="none" style:font-weight-complex="bold"/>
    </style:style>
    <style:style style:name="P51" style:family="paragraph" style:parent-style-name="Standard">
      <style:paragraph-properties fo:line-height="100%" fo:text-align="center" style:justify-single-word="false"/>
      <style:text-properties style:font-name="Times New Roman" fo:font-size="15pt" fo:language="en" fo:country="US" fo:font-weight="bold" officeooo:rsid="00e0a345" officeooo:paragraph-rsid="00e0a345" style:font-size-asian="15pt" style:language-asian="zxx" style:country-asian="none" style:font-weight-asian="bold" style:font-size-complex="15pt" style:language-complex="zxx" style:country-complex="none" style:font-weight-complex="bold"/>
    </style:style>
    <style:style style:name="P52" style:family="paragraph" style:parent-style-name="Standard">
      <style:paragraph-properties fo:line-height="100%" fo:text-align="center" style:justify-single-word="false"/>
      <style:text-properties style:font-name="Times New Roman" fo:font-size="15pt" fo:language="en" fo:country="US" fo:font-weight="bold" officeooo:rsid="00e13b24" officeooo:paragraph-rsid="00e13b24" style:font-size-asian="15pt" style:language-asian="zxx" style:country-asian="none" style:font-weight-asian="bold" style:font-size-complex="15pt" style:language-complex="zxx" style:country-complex="none" style:font-weight-complex="bold"/>
    </style:style>
    <style:style style:name="P53" style:family="paragraph" style:parent-style-name="Standard">
      <style:paragraph-properties fo:line-height="100%" fo:text-align="start" style:justify-single-word="false"/>
      <style:text-properties style:font-name="Times New Roman" fo:font-size="15pt" fo:language="en" fo:country="US" fo:font-weight="normal" officeooo:rsid="00e13b24" officeooo:paragraph-rsid="00e83829" style:font-size-asian="15pt" style:language-asian="zxx" style:country-asian="none" style:font-weight-asian="normal" style:font-size-complex="15pt" style:language-complex="zxx" style:country-complex="none" style:font-weight-complex="normal"/>
    </style:style>
    <style:style style:name="P54" style:family="paragraph" style:parent-style-name="Standard">
      <style:paragraph-properties fo:line-height="100%" fo:text-align="start"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55" style:family="paragraph" style:parent-style-name="Standard">
      <style:paragraph-properties fo:line-height="100%" fo:text-align="justify" style:justify-single-word="false"/>
      <style:text-properties style:font-name="Times New Roman" fo:language="en" fo:country="US" fo:font-weight="bold" officeooo:rsid="00633d29" officeooo:paragraph-rsid="00633d29" style:language-asian="zxx" style:country-asian="none" style:font-weight-asian="bold" style:language-complex="zxx" style:country-complex="none" style:font-weight-complex="bold"/>
    </style:style>
    <style:style style:name="P56" style:family="paragraph" style:parent-style-name="Standard">
      <style:paragraph-properties fo:line-height="100%" fo:text-align="justify" style:justify-single-word="false"/>
      <style:text-properties style:font-name="Times New Roman" fo:language="en" fo:country="US" officeooo:rsid="003e99be" officeooo:paragraph-rsid="00ef9085" style:language-asian="zxx" style:country-asian="none" style:language-complex="zxx" style:country-complex="none"/>
    </style:style>
    <style:style style:name="P57" style:family="paragraph" style:parent-style-name="Standard">
      <style:paragraph-properties fo:line-height="100%" fo:text-align="justify" style:justify-single-word="false"/>
      <style:text-properties officeooo:paragraph-rsid="00d0f636"/>
    </style:style>
    <style:style style:name="P58" style:family="paragraph" style:parent-style-name="Standard">
      <style:paragraph-properties fo:line-height="100%" fo:text-align="justify" style:justify-single-word="false"/>
      <style:text-properties officeooo:paragraph-rsid="00d71ccb"/>
    </style:style>
    <style:style style:name="P59" style:family="paragraph" style:parent-style-name="Standard">
      <style:paragraph-properties fo:text-align="justify" style:justify-single-word="false"/>
    </style:style>
    <style:style style:name="P60" style:family="paragraph" style:parent-style-name="Table_20_Contents">
      <style:paragraph-properties fo:text-align="justify" style:justify-single-word="false"/>
      <style:text-properties style:font-name="Times New Roman" fo:font-size="15pt" officeooo:rsid="00a4db4b" officeooo:paragraph-rsid="00a4db4b" style:font-size-asian="15pt" style:font-size-complex="15pt"/>
    </style:style>
    <style:style style:name="P61" style:family="paragraph" style:parent-style-name="Table_20_Contents">
      <style:paragraph-properties fo:text-align="start" style:justify-single-word="false"/>
      <style:text-properties style:font-name="Times New Roman" fo:font-size="15pt" style:font-size-asian="15pt" style:font-size-complex="15pt"/>
    </style:style>
    <style:style style:name="P62" style:family="paragraph" style:parent-style-name="Table_20_Contents">
      <style:paragraph-properties fo:text-align="start" style:justify-single-word="false"/>
      <style:text-properties style:font-name="Times New Roman" fo:font-size="15pt" fo:language="en" fo:country="US" officeooo:rsid="00f4077b" officeooo:paragraph-rsid="00f4077b" style:font-size-asian="15pt" style:font-size-complex="15pt"/>
    </style:style>
    <style:style style:name="T1" style:family="text">
      <style:text-properties officeooo:rsid="0010f198"/>
    </style:style>
    <style:style style:name="T2" style:family="text">
      <style:text-properties officeooo:rsid="001baff3"/>
    </style:style>
    <style:style style:name="T3" style:family="text">
      <style:text-properties fo:font-weight="bold" style:font-weight-asian="bold" style:font-weight-complex="bold"/>
    </style:style>
    <style:style style:name="T4" style:family="text">
      <style:text-properties fo:font-weight="bold" officeooo:rsid="0050894e" style:font-weight-asian="bold" style:font-weight-complex="bold"/>
    </style:style>
    <style:style style:name="T5" style:family="text">
      <style:text-properties officeooo:rsid="0055ca67"/>
    </style:style>
    <style:style style:name="T6" style:family="text">
      <style:text-properties officeooo:rsid="0057197e"/>
    </style:style>
    <style:style style:name="T7" style:family="text">
      <style:text-properties fo:font-size="15pt" fo:font-weight="bold" officeooo:rsid="005f79a6" style:font-size-asian="15pt" style:font-weight-asian="bold" style:font-size-complex="15pt" style:font-weight-complex="bold"/>
    </style:style>
    <style:style style:name="T8" style:family="text">
      <style:text-properties officeooo:rsid="00633d29"/>
    </style:style>
    <style:style style:name="T9" style:family="text">
      <style:text-properties officeooo:rsid="0067e04d"/>
    </style:style>
    <style:style style:name="T10" style:family="text">
      <style:text-properties fo:font-variant="normal" fo:text-transform="none" fo:color="#222222" fo:font-size="12pt" fo:letter-spacing="normal" fo:font-style="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707693" style:font-size-asian="10.5pt" style:font-weight-asian="normal" style:font-size-complex="12pt" style:font-weight-complex="normal"/>
    </style:style>
    <style:style style:name="T13" style:family="text">
      <style:text-properties fo:font-size="12pt" fo:font-weight="normal" officeooo:rsid="0071e336" style:font-size-asian="10.5pt" style:font-weight-asian="normal" style:font-size-complex="12pt" style:font-weight-complex="normal"/>
    </style:style>
    <style:style style:name="T14" style:family="text">
      <style:text-properties fo:font-size="12pt" fo:font-weight="normal" officeooo:rsid="00726a80" style:font-size-asian="10.5pt" style:font-weight-asian="normal" style:font-size-complex="12pt" style:font-weight-complex="normal"/>
    </style:style>
    <style:style style:name="T15" style:family="text">
      <style:text-properties fo:font-size="12pt" fo:font-weight="normal" officeooo:rsid="00733740" style:font-size-asian="10.5pt" style:font-weight-asian="normal" style:font-size-complex="12pt" style:font-weight-complex="normal"/>
    </style:style>
    <style:style style:name="T16" style:family="text">
      <style:text-properties fo:font-size="12pt" fo:font-weight="normal" officeooo:rsid="0074453d" style:font-size-asian="10.5pt" style:font-weight-asian="normal" style:font-size-complex="12pt" style:font-weight-complex="normal"/>
    </style:style>
    <style:style style:name="T17" style:family="text">
      <style:text-properties fo:font-size="12pt" fo:font-weight="normal" officeooo:rsid="00749224" style:font-size-asian="10.5pt" style:font-weight-asian="normal" style:font-size-complex="12pt" style:font-weight-complex="normal"/>
    </style:style>
    <style:style style:name="T18" style:family="text">
      <style:text-properties fo:font-size="12pt" fo:font-weight="normal" officeooo:rsid="0075ff82" style:font-size-asian="10.5pt" style:font-weight-asian="normal" style:font-size-complex="12pt" style:font-weight-complex="normal"/>
    </style:style>
    <style:style style:name="T19" style:family="text">
      <style:text-properties fo:font-size="12pt" fo:font-weight="normal" officeooo:rsid="00779294" style:font-size-asian="10.5pt" style:font-weight-asian="normal" style:font-size-complex="12pt" style:font-weight-complex="normal"/>
    </style:style>
    <style:style style:name="T20" style:family="text">
      <style:text-properties fo:font-size="12pt" fo:font-weight="normal" officeooo:rsid="0078453e" style:font-size-asian="10.5pt" style:font-weight-asian="normal" style:font-size-complex="12pt" style:font-weight-complex="normal"/>
    </style:style>
    <style:style style:name="T21" style:family="text">
      <style:text-properties fo:font-size="12pt" fo:font-weight="normal" officeooo:rsid="0078e82d" style:font-size-asian="10.5pt" style:font-weight-asian="normal" style:font-size-complex="12pt" style:font-weight-complex="normal"/>
    </style:style>
    <style:style style:name="T22" style:family="text">
      <style:text-properties fo:font-size="12pt" fo:font-weight="normal" officeooo:rsid="0079645a" style:font-size-asian="10.5pt" style:font-weight-asian="normal" style:font-size-complex="12pt" style:font-weight-complex="normal"/>
    </style:style>
    <style:style style:name="T23" style:family="text">
      <style:text-properties fo:font-size="12pt" fo:font-weight="normal" officeooo:rsid="007aef0d" style:font-size-asian="10.5pt" style:font-weight-asian="normal" style:font-size-complex="12pt" style:font-weight-complex="normal"/>
    </style:style>
    <style:style style:name="T24" style:family="text">
      <style:text-properties fo:font-size="12pt" fo:font-weight="normal" officeooo:rsid="007ce0d0" style:font-size-asian="10.5pt" style:font-weight-asian="normal" style:font-size-complex="12pt" style:font-weight-complex="normal"/>
    </style:style>
    <style:style style:name="T25" style:family="text">
      <style:text-properties fo:font-size="12pt" fo:font-weight="normal" officeooo:rsid="007e3fba" style:font-size-asian="10.5pt" style:font-weight-asian="normal" style:font-size-complex="12pt" style:font-weight-complex="normal"/>
    </style:style>
    <style:style style:name="T26" style:family="text">
      <style:text-properties fo:font-size="12pt" fo:font-weight="normal" officeooo:rsid="007ff8e2" style:font-size-asian="10.5pt" style:font-weight-asian="normal" style:font-size-complex="12pt" style:font-weight-complex="normal"/>
    </style:style>
    <style:style style:name="T27" style:family="text">
      <style:text-properties fo:font-size="12pt" fo:font-weight="normal" officeooo:rsid="008169e8" style:font-size-asian="10.5pt" style:font-weight-asian="normal" style:font-size-complex="12pt" style:font-weight-complex="normal"/>
    </style:style>
    <style:style style:name="T28" style:family="text">
      <style:text-properties fo:font-size="12pt" fo:font-weight="normal" officeooo:rsid="00830a4f" style:font-size-asian="10.5pt" style:font-weight-asian="normal" style:font-size-complex="12pt" style:font-weight-complex="normal"/>
    </style:style>
    <style:style style:name="T29" style:family="text">
      <style:text-properties fo:font-size="12pt" fo:font-weight="normal" officeooo:rsid="00847626" style:font-size-asian="10.5pt" style:font-weight-asian="normal" style:font-size-complex="12pt" style:font-weight-complex="normal"/>
    </style:style>
    <style:style style:name="T30" style:family="text">
      <style:text-properties fo:font-size="12pt" fo:font-weight="normal" officeooo:rsid="00848eae" style:font-size-asian="10.5pt" style:font-weight-asian="normal" style:font-size-complex="12pt" style:font-weight-complex="normal"/>
    </style:style>
    <style:style style:name="T31" style:family="text">
      <style:text-properties fo:font-size="12pt" fo:font-weight="normal" officeooo:rsid="008737e3" style:font-size-asian="10.5pt" style:font-weight-asian="normal" style:font-size-complex="12pt" style:font-weight-complex="normal"/>
    </style:style>
    <style:style style:name="T32" style:family="text">
      <style:text-properties fo:font-size="12pt" fo:font-weight="normal" officeooo:rsid="008827f7" style:font-size-asian="10.5pt" style:font-weight-asian="normal" style:font-size-complex="12pt" style:font-weight-complex="normal"/>
    </style:style>
    <style:style style:name="T33" style:family="text">
      <style:text-properties fo:font-size="12pt" fo:font-weight="normal" officeooo:rsid="0089068d" style:font-size-asian="10.5pt" style:font-weight-asian="normal" style:font-size-complex="12pt" style:font-weight-complex="normal"/>
    </style:style>
    <style:style style:name="T34" style:family="text">
      <style:text-properties fo:font-size="12pt" fo:font-weight="normal" officeooo:rsid="008a4635" style:font-size-asian="10.5pt" style:font-weight-asian="normal" style:font-size-complex="12pt" style:font-weight-complex="normal"/>
    </style:style>
    <style:style style:name="T35" style:family="text">
      <style:text-properties fo:font-size="12pt" fo:font-weight="normal" officeooo:rsid="008a981e" style:font-size-asian="10.5pt" style:font-weight-asian="normal" style:font-size-complex="12pt" style:font-weight-complex="normal"/>
    </style:style>
    <style:style style:name="T36" style:family="text">
      <style:text-properties fo:font-size="12pt" fo:font-weight="normal" officeooo:rsid="008c3c9c" style:font-size-asian="10.5pt" style:font-weight-asian="normal" style:font-size-complex="12pt" style:font-weight-complex="normal"/>
    </style:style>
    <style:style style:name="T37" style:family="text">
      <style:text-properties fo:font-size="12pt" fo:font-weight="normal" officeooo:rsid="008df3bd" style:font-size-asian="10.5pt" style:font-weight-asian="normal" style:font-size-complex="12pt" style:font-weight-complex="normal"/>
    </style:style>
    <style:style style:name="T38" style:family="text">
      <style:text-properties fo:font-size="12pt" fo:font-weight="normal" officeooo:rsid="008f7075" style:font-size-asian="10.5pt" style:font-weight-asian="normal" style:font-size-complex="12pt" style:font-weight-complex="normal"/>
    </style:style>
    <style:style style:name="T39" style:family="text">
      <style:text-properties fo:font-size="12pt" fo:font-weight="normal" officeooo:rsid="00921ddb" style:font-size-asian="10.5pt" style:font-weight-asian="normal" style:font-size-complex="12pt" style:font-weight-complex="normal"/>
    </style:style>
    <style:style style:name="T40" style:family="text">
      <style:text-properties fo:font-size="12pt" fo:font-weight="normal" officeooo:rsid="0092ffd2" style:font-size-asian="10.5pt" style:font-weight-asian="normal" style:font-size-complex="12pt" style:font-weight-complex="normal"/>
    </style:style>
    <style:style style:name="T41" style:family="text">
      <style:text-properties fo:font-size="12pt" fo:font-weight="normal" officeooo:rsid="00959843" style:font-size-asian="10.5pt" style:font-weight-asian="normal" style:font-size-complex="12pt" style:font-weight-complex="normal"/>
    </style:style>
    <style:style style:name="T42" style:family="text">
      <style:text-properties fo:font-size="12pt" fo:font-weight="normal" officeooo:rsid="0096579e" style:font-size-asian="10.5pt" style:font-weight-asian="normal" style:font-size-complex="12pt" style:font-weight-complex="normal"/>
    </style:style>
    <style:style style:name="T43" style:family="text">
      <style:text-properties fo:font-size="12pt" fo:font-weight="normal" officeooo:rsid="0098541d" style:font-size-asian="10.5pt" style:font-weight-asian="normal" style:font-size-complex="12pt" style:font-weight-complex="normal"/>
    </style:style>
    <style:style style:name="T44" style:family="text">
      <style:text-properties fo:font-size="12pt" fo:font-weight="normal" officeooo:rsid="0098897d" style:font-size-asian="10.5pt" style:font-weight-asian="normal" style:font-size-complex="12pt" style:font-weight-complex="normal"/>
    </style:style>
    <style:style style:name="T45" style:family="text">
      <style:text-properties fo:font-size="12pt" fo:font-weight="normal" officeooo:rsid="0098dd81" style:font-size-asian="10.5pt" style:font-weight-asian="normal" style:font-size-complex="12pt" style:font-weight-complex="normal"/>
    </style:style>
    <style:style style:name="T46" style:family="text">
      <style:text-properties fo:font-size="12pt" fo:font-weight="normal" officeooo:rsid="009920e3" style:font-size-asian="10.5pt" style:font-weight-asian="normal" style:font-size-complex="12pt" style:font-weight-complex="normal"/>
    </style:style>
    <style:style style:name="T47" style:family="text">
      <style:text-properties fo:font-size="12pt" fo:font-weight="normal" officeooo:rsid="009a7b96" style:font-size-asian="10.5pt" style:font-weight-asian="normal" style:font-size-complex="12pt" style:font-weight-complex="normal"/>
    </style:style>
    <style:style style:name="T48" style:family="text">
      <style:text-properties fo:font-size="12pt" fo:font-weight="normal" officeooo:rsid="009b6278" style:font-size-asian="10.5pt" style:font-weight-asian="normal" style:font-size-complex="12pt" style:font-weight-complex="normal"/>
    </style:style>
    <style:style style:name="T49" style:family="text">
      <style:text-properties fo:font-size="12pt" fo:font-weight="normal" officeooo:rsid="009d2187" style:font-size-asian="10.5pt" style:font-weight-asian="normal" style:font-size-complex="12pt" style:font-weight-complex="normal"/>
    </style:style>
    <style:style style:name="T50" style:family="text">
      <style:text-properties fo:font-size="12pt" fo:font-weight="normal" officeooo:rsid="00a0903e" style:font-size-asian="10.5pt" style:font-weight-asian="normal" style:font-size-complex="12pt" style:font-weight-complex="normal"/>
    </style:style>
    <style:style style:name="T51" style:family="text">
      <style:text-properties fo:font-size="12pt" fo:font-weight="normal" officeooo:rsid="00a29cdf" style:font-size-asian="10.5pt" style:font-weight-asian="normal" style:font-size-complex="12pt" style:font-weight-complex="normal"/>
    </style:style>
    <style:style style:name="T52" style:family="text">
      <style:text-properties fo:font-size="12pt" fo:font-weight="normal" officeooo:rsid="00a45989" style:font-size-asian="10.5pt" style:font-weight-asian="normal" style:font-size-complex="12pt" style:font-weight-complex="normal"/>
    </style:style>
    <style:style style:name="T53" style:family="text">
      <style:text-properties fo:font-size="12pt" fo:font-weight="normal" officeooo:rsid="00a680ef" style:font-size-asian="10.5pt" style:font-weight-asian="normal" style:font-size-complex="12pt" style:font-weight-complex="normal"/>
    </style:style>
    <style:style style:name="T54" style:family="text">
      <style:text-properties fo:font-size="12pt" fo:font-weight="normal" officeooo:rsid="00b43f3d" style:font-size-asian="10.5pt" style:font-weight-asian="normal" style:font-size-complex="12pt" style:font-weight-complex="normal"/>
    </style:style>
    <style:style style:name="T55" style:family="text">
      <style:text-properties fo:font-size="12pt" fo:font-weight="normal" officeooo:rsid="00b5aaed" style:font-size-asian="10.5pt" style:font-weight-asian="normal" style:font-size-complex="12pt" style:font-weight-complex="normal"/>
    </style:style>
    <style:style style:name="T56" style:family="text">
      <style:text-properties fo:font-size="12pt" fo:font-weight="normal" officeooo:rsid="00ee4bd9" style:font-size-asian="10.5pt" style:font-weight-asian="normal" style:font-size-complex="12pt" style:font-weight-complex="normal"/>
    </style:style>
    <style:style style:name="T57" style:family="text">
      <style:text-properties fo:font-size="12pt" fo:font-weight="normal" officeooo:rsid="00ef9085" style:font-size-asian="10.5pt" style:font-weight-asian="normal" style:font-size-complex="12pt" style:font-weight-complex="normal"/>
    </style:style>
    <style:style style:name="T58" style:family="text">
      <style:text-properties fo:font-size="12pt" fo:font-weight="normal" officeooo:rsid="00f0517b" style:font-size-asian="10.5pt" style:font-weight-asian="normal" style:font-size-complex="12pt" style:font-weight-complex="normal"/>
    </style:style>
    <style:style style:name="T59" style:family="text">
      <style:text-properties fo:font-size="12pt" fo:font-weight="normal" officeooo:rsid="00f1692a" style:font-size-asian="10.5pt" style:font-weight-asian="normal" style:font-size-complex="12pt" style:font-weight-complex="normal"/>
    </style:style>
    <style:style style:name="T60" style:family="text">
      <style:text-properties fo:font-size="12pt" fo:font-weight="normal" officeooo:rsid="00f21839" style:font-size-asian="10.5pt" style:font-weight-asian="normal" style:font-size-complex="12pt" style:font-weight-complex="normal"/>
    </style:style>
    <style:style style:name="T61" style:family="text">
      <style:text-properties fo:font-size="12pt" fo:font-weight="normal" officeooo:rsid="00f21b27" style:font-size-asian="10.5pt" style:font-weight-asian="normal" style:font-size-complex="12pt" style:font-weight-complex="normal"/>
    </style:style>
    <style:style style:name="T62" style:family="text">
      <style:text-properties fo:font-size="12pt" fo:font-weight="normal" officeooo:rsid="00f4077b" style:font-size-asian="10.5pt" style:font-weight-asian="normal" style:font-size-complex="12pt" style:font-weight-complex="normal"/>
    </style:style>
    <style:style style:name="T63" style:family="text">
      <style:text-properties fo:font-size="12pt" fo:font-weight="normal" officeooo:rsid="00f442d1" style:font-size-asian="10.5pt" style:font-weight-asian="normal" style:font-size-complex="12pt" style:font-weight-complex="normal"/>
    </style:style>
    <style:style style:name="T64" style:family="text">
      <style:text-properties fo:font-size="12pt" fo:language="de" fo:country="DE" fo:font-weight="normal" officeooo:rsid="00beb966" style:font-size-asian="10.5pt" style:font-weight-asian="normal" style:font-size-complex="12pt" style:font-weight-complex="normal"/>
    </style:style>
    <style:style style:name="T65" style:family="text">
      <style:text-properties fo:font-size="12pt" fo:language="de" fo:country="DE" fo:font-weight="normal" officeooo:rsid="00c28c34" style:font-size-asian="10.5pt" style:font-weight-asian="normal" style:font-size-complex="12pt" style:font-weight-complex="normal"/>
    </style:style>
    <style:style style:name="T66" style:family="text">
      <style:text-properties fo:font-size="12pt" fo:language="de" fo:country="DE" fo:font-weight="normal" officeooo:rsid="00c4558a" style:font-size-asian="10.5pt" style:font-weight-asian="normal" style:font-size-complex="12pt" style:font-weight-complex="normal"/>
    </style:style>
    <style:style style:name="T67" style:family="text">
      <style:text-properties fo:font-size="12pt" fo:language="de" fo:country="DE" fo:font-weight="normal" officeooo:rsid="00c62ce9" style:font-size-asian="10.5pt" style:font-weight-asian="normal" style:font-size-complex="12pt" style:font-weight-complex="normal"/>
    </style:style>
    <style:style style:name="T68" style:family="text">
      <style:text-properties fo:font-size="12pt" fo:language="de" fo:country="DE" fo:font-weight="normal" officeooo:rsid="00c7cc74" style:font-size-asian="10.5pt" style:font-weight-asian="normal" style:font-size-complex="12pt" style:font-weight-complex="normal"/>
    </style:style>
    <style:style style:name="T69" style:family="text">
      <style:text-properties fo:font-size="12pt" fo:language="de" fo:country="DE" fo:font-weight="normal" officeooo:rsid="00c8695c" style:font-size-asian="10.5pt" style:font-weight-asian="normal" style:font-size-complex="12pt" style:font-weight-complex="normal"/>
    </style:style>
    <style:style style:name="T70" style:family="text">
      <style:text-properties fo:font-size="12pt" fo:language="de" fo:country="DE" fo:font-weight="normal" officeooo:rsid="00c90da8" style:font-size-asian="10.5pt" style:font-weight-asian="normal" style:font-size-complex="12pt" style:font-weight-complex="normal"/>
    </style:style>
    <style:style style:name="T71" style:family="text">
      <style:text-properties fo:font-size="12pt" fo:language="de" fo:country="DE" fo:font-weight="normal" officeooo:rsid="00c99334" style:font-size-asian="10.5pt" style:font-weight-asian="normal" style:font-size-complex="12pt" style:font-weight-complex="normal"/>
    </style:style>
    <style:style style:name="T72" style:family="text">
      <style:text-properties fo:font-size="12pt" fo:language="de" fo:country="DE" fo:font-weight="normal" officeooo:rsid="00cd4af0" style:font-size-asian="10.5pt" style:font-weight-asian="normal" style:font-size-complex="12pt" style:font-weight-complex="normal"/>
    </style:style>
    <style:style style:name="T73" style:family="text">
      <style:text-properties fo:font-size="12pt" fo:language="de" fo:country="DE" fo:font-weight="normal" officeooo:rsid="00d0f636" style:font-size-asian="10.5pt" style:font-weight-asian="normal" style:font-size-complex="12pt" style:font-weight-complex="normal"/>
    </style:style>
    <style:style style:name="T74" style:family="text">
      <style:text-properties fo:font-size="12pt" fo:language="de" fo:country="DE" fo:font-weight="normal" officeooo:rsid="00d15b37" style:font-size-asian="10.5pt" style:font-weight-asian="normal" style:font-size-complex="12pt" style:font-weight-complex="normal"/>
    </style:style>
    <style:style style:name="T75" style:family="text">
      <style:text-properties fo:font-size="12pt" fo:language="de" fo:country="DE" fo:font-weight="normal" officeooo:rsid="00d300c3" style:font-size-asian="10.5pt" style:font-weight-asian="normal" style:font-size-complex="12pt" style:font-weight-complex="normal"/>
    </style:style>
    <style:style style:name="T76" style:family="text">
      <style:text-properties fo:font-size="12pt" fo:language="de" fo:country="DE" fo:font-weight="normal" officeooo:rsid="00d3f070" style:font-size-asian="10.5pt" style:font-weight-asian="normal" style:font-size-complex="12pt" style:font-weight-complex="normal"/>
    </style:style>
    <style:style style:name="T77" style:family="text">
      <style:text-properties fo:font-size="12pt" fo:language="de" fo:country="DE" fo:font-weight="normal" officeooo:rsid="00d53566" style:font-size-asian="10.5pt" style:font-weight-asian="normal" style:font-size-complex="12pt" style:font-weight-complex="normal"/>
    </style:style>
    <style:style style:name="T78" style:family="text">
      <style:text-properties fo:font-size="12pt" fo:language="de" fo:country="DE" fo:font-weight="normal" officeooo:rsid="00d58794" style:font-size-asian="10.5pt" style:font-weight-asian="normal" style:font-size-complex="12pt" style:font-weight-complex="normal"/>
    </style:style>
    <style:style style:name="T79" style:family="text">
      <style:text-properties fo:font-size="12pt" fo:language="de" fo:country="DE" fo:font-weight="normal" officeooo:rsid="00d67988" style:font-size-asian="10.5pt" style:font-weight-asian="normal" style:font-size-complex="12pt" style:font-weight-complex="normal"/>
    </style:style>
    <style:style style:name="T80" style:family="text">
      <style:text-properties fo:font-size="12pt" fo:language="de" fo:country="DE" fo:font-weight="normal" officeooo:rsid="00d6a267" style:font-size-asian="10.5pt" style:font-weight-asian="normal" style:font-size-complex="12pt" style:font-weight-complex="normal"/>
    </style:style>
    <style:style style:name="T81" style:family="text">
      <style:text-properties fo:font-size="12pt" fo:language="de" fo:country="DE" fo:font-weight="normal" officeooo:rsid="00d71ccb" style:font-size-asian="10.5pt" style:font-weight-asian="normal" style:font-size-complex="12pt" style:font-weight-complex="normal"/>
    </style:style>
    <style:style style:name="T82" style:family="text">
      <style:text-properties fo:font-size="12pt" fo:language="de" fo:country="DE" fo:font-weight="normal" officeooo:rsid="00d8d45c" style:font-size-asian="10.5pt" style:font-weight-asian="normal" style:font-size-complex="12pt" style:font-weight-complex="normal"/>
    </style:style>
    <style:style style:name="T83" style:family="text">
      <style:text-properties fo:font-size="12pt" fo:language="de" fo:country="DE" fo:font-weight="normal" officeooo:rsid="00da27cf" style:font-size-asian="10.5pt" style:font-weight-asian="normal" style:font-size-complex="12pt" style:font-weight-complex="normal"/>
    </style:style>
    <style:style style:name="T84" style:family="text">
      <style:text-properties fo:font-size="12pt" fo:language="de" fo:country="DE" fo:font-weight="normal" officeooo:rsid="00db5a9b" style:font-size-asian="10.5pt" style:font-weight-asian="normal" style:font-size-complex="12pt" style:font-weight-complex="normal"/>
    </style:style>
    <style:style style:name="T85" style:family="text">
      <style:text-properties fo:font-size="12pt" fo:language="de" fo:country="DE" fo:font-weight="normal" officeooo:rsid="00db84f4" style:font-size-asian="10.5pt" style:font-weight-asian="normal" style:font-size-complex="12pt" style:font-weight-complex="normal"/>
    </style:style>
    <style:style style:name="T86" style:family="text">
      <style:text-properties fo:font-size="12pt" fo:language="de" fo:country="DE" fo:font-weight="normal" officeooo:rsid="00dd17cd" style:font-size-asian="10.5pt" style:font-weight-asian="normal" style:font-size-complex="12pt" style:font-weight-complex="normal"/>
    </style:style>
    <style:style style:name="T87" style:family="text">
      <style:text-properties fo:font-size="12pt" fo:language="de" fo:country="DE" fo:font-weight="normal" officeooo:rsid="00dd5ed5" style:font-size-asian="10.5pt" style:font-weight-asian="normal" style:font-size-complex="12pt" style:font-weight-complex="normal"/>
    </style:style>
    <style:style style:name="T88" style:family="text">
      <style:text-properties fo:font-size="12pt" fo:language="de" fo:country="DE" fo:font-weight="normal" officeooo:rsid="00df1739" style:font-size-asian="10.5pt" style:font-weight-asian="normal" style:font-size-complex="12pt" style:font-weight-complex="normal"/>
    </style:style>
    <style:style style:name="T89" style:family="text">
      <style:text-properties fo:font-size="12pt" fo:language="de" fo:country="DE" fo:font-weight="normal" officeooo:rsid="00dfa0da" style:font-size-asian="10.5pt" style:font-weight-asian="normal" style:font-size-complex="12pt" style:font-weight-complex="normal"/>
    </style:style>
    <style:style style:name="T90" style:family="text">
      <style:text-properties fo:font-size="12pt" fo:language="de" fo:country="DE" fo:font-weight="normal" officeooo:rsid="00dfc738" style:font-size-asian="10.5pt" style:font-weight-asian="normal" style:font-size-complex="12pt" style:font-weight-complex="normal"/>
    </style:style>
    <style:style style:name="T91" style:family="text">
      <style:text-properties fo:font-size="12pt" fo:language="de" fo:country="DE" style:font-size-asian="10.5pt" style:font-size-complex="12pt"/>
    </style:style>
    <style:style style:name="T92" style:family="text">
      <style:text-properties fo:font-size="12pt" fo:language="de" fo:country="DE" officeooo:rsid="00dd17cd" style:font-size-asian="10.5pt" style:font-size-complex="12pt"/>
    </style:style>
    <style:style style:name="T93" style:family="text">
      <style:text-properties fo:font-size="12pt" fo:language="de" fo:country="DE" officeooo:rsid="00e208b2" style:font-size-asian="10.5pt" style:font-size-complex="12pt"/>
    </style:style>
    <style:style style:name="T94" style:family="text">
      <style:text-properties fo:font-size="12pt" fo:language="de" fo:country="DE" officeooo:rsid="00e267a8" style:font-size-asian="10.5pt" style:font-size-complex="12pt"/>
    </style:style>
    <style:style style:name="T95" style:family="text">
      <style:text-properties fo:font-size="12pt" fo:language="de" fo:country="DE" fo:font-style="italic" officeooo:rsid="00e208b2" style:font-size-asian="10.5pt" style:font-style-asian="italic" style:font-size-complex="12pt" style:font-style-complex="italic"/>
    </style:style>
    <style:style style:name="T96" style:family="text">
      <style:text-properties fo:font-size="12pt" officeooo:rsid="00e5eeb3" style:font-size-asian="10.5pt" style:font-size-complex="12pt"/>
    </style:style>
    <style:style style:name="T97" style:family="text">
      <style:text-properties fo:font-size="12pt" officeooo:rsid="00e61504" style:font-size-asian="10.5pt" style:font-size-complex="12pt"/>
    </style:style>
    <style:style style:name="T98" style:family="text">
      <style:text-properties fo:font-size="12pt" officeooo:rsid="00e804de" style:font-size-asian="10.5pt" style:font-size-complex="12pt"/>
    </style:style>
    <style:style style:name="T99" style:family="text">
      <style:text-properties fo:font-size="12pt" officeooo:rsid="00ee4bd9" style:font-size-asian="10.5pt" style:font-size-complex="12pt"/>
    </style:style>
    <style:style style:name="T100" style:family="text">
      <style:text-properties fo:font-size="12pt" fo:font-style="italic" officeooo:rsid="00e5eeb3" style:font-size-asian="10.5pt" style:font-style-asian="italic" style:font-size-complex="12pt" style:font-style-complex="italic"/>
    </style:style>
    <style:style style:name="T101" style:family="text">
      <style:text-properties officeooo:rsid="002c95d6"/>
    </style:style>
    <style:style style:name="T102" style:family="text">
      <style:text-properties officeooo:rsid="002b8352"/>
    </style:style>
    <style:style style:name="T103" style:family="text">
      <style:text-properties officeooo:rsid="0029e570"/>
    </style:style>
    <style:style style:name="T104" style:family="text">
      <style:text-properties officeooo:rsid="000f685b"/>
    </style:style>
    <style:style style:name="T105" style:family="text">
      <style:text-properties officeooo:rsid="002e06ef"/>
    </style:style>
    <style:style style:name="T106" style:family="text">
      <style:text-properties fo:font-weight="normal" officeooo:rsid="0010300d" style:font-weight-asian="normal" style:font-weight-complex="normal"/>
    </style:style>
    <style:style style:name="T107" style:family="text">
      <style:text-properties fo:font-weight="normal" officeooo:rsid="00319579" style:font-weight-asian="normal" style:font-weight-complex="normal"/>
    </style:style>
    <style:style style:name="T108" style:family="text">
      <style:text-properties fo:font-weight="normal" officeooo:rsid="0017536a" style:font-weight-asian="normal" style:font-weight-complex="normal"/>
    </style:style>
    <style:style style:name="T109" style:family="text">
      <style:text-properties fo:font-weight="normal" officeooo:rsid="002ff1b3" style:font-weight-asian="normal" style:font-weight-complex="normal"/>
    </style:style>
    <style:style style:name="T110" style:family="text">
      <style:text-properties fo:font-weight="normal" officeooo:rsid="002e06ef" style:font-weight-asian="normal" style:font-weight-complex="normal"/>
    </style:style>
    <style:style style:name="T111" style:family="text">
      <style:text-properties fo:font-weight="normal" officeooo:rsid="00322980" style:font-weight-asian="normal" style:font-weight-complex="normal"/>
    </style:style>
    <style:style style:name="T112" style:family="text">
      <style:text-properties fo:font-weight="normal" officeooo:rsid="00328d11" style:font-weight-asian="normal" style:font-weight-complex="normal"/>
    </style:style>
    <style:style style:name="T113" style:family="text">
      <style:text-properties fo:font-weight="normal" officeooo:rsid="0032e5f0" style:font-weight-asian="normal" style:font-weight-complex="normal"/>
    </style:style>
    <style:style style:name="T114" style:family="text">
      <style:text-properties fo:font-weight="normal" officeooo:rsid="0033591a" style:font-weight-asian="normal" style:font-weight-complex="normal"/>
    </style:style>
    <style:style style:name="T115" style:family="text">
      <style:text-properties fo:font-weight="normal" officeooo:rsid="0033c40a" style:font-weight-asian="normal" style:font-weight-complex="normal"/>
    </style:style>
    <style:style style:name="T116" style:family="text">
      <style:text-properties fo:font-weight="normal" officeooo:rsid="0034d0e6" style:font-weight-asian="normal" style:font-weight-complex="normal"/>
    </style:style>
    <style:style style:name="T117" style:family="text">
      <style:text-properties fo:font-weight="normal" officeooo:rsid="003e99be" style:font-weight-asian="normal" style:font-weight-complex="normal"/>
    </style:style>
    <style:style style:name="T118" style:family="text">
      <style:text-properties fo:font-weight="normal" officeooo:rsid="003f95d3" style:font-weight-asian="normal" style:font-weight-complex="normal"/>
    </style:style>
    <style:style style:name="T119" style:family="text">
      <style:text-properties fo:font-weight="normal" officeooo:rsid="004175fe" style:font-weight-asian="normal" style:font-weight-complex="normal"/>
    </style:style>
    <style:style style:name="T120" style:family="text">
      <style:text-properties fo:font-weight="normal" officeooo:rsid="00428166" style:font-weight-asian="normal" style:font-weight-complex="normal"/>
    </style:style>
    <style:style style:name="T121" style:family="text">
      <style:text-properties fo:font-weight="normal" officeooo:rsid="00444b86" style:font-weight-asian="normal" style:font-weight-complex="normal"/>
    </style:style>
    <style:style style:name="T122" style:family="text">
      <style:text-properties fo:font-weight="normal" officeooo:rsid="00463847" style:font-weight-asian="normal" style:font-weight-complex="normal"/>
    </style:style>
    <style:style style:name="T123" style:family="text">
      <style:text-properties fo:font-weight="normal" officeooo:rsid="0048db75" style:font-weight-asian="normal" style:font-weight-complex="normal"/>
    </style:style>
    <style:style style:name="T124" style:family="text">
      <style:text-properties fo:font-weight="normal" officeooo:rsid="0049d5af" style:font-weight-asian="normal" style:font-weight-complex="normal"/>
    </style:style>
    <style:style style:name="T125" style:family="text">
      <style:text-properties fo:font-weight="normal" officeooo:rsid="00490c19" style:font-weight-asian="normal" style:font-weight-complex="normal"/>
    </style:style>
    <style:style style:name="T126" style:family="text">
      <style:text-properties fo:font-weight="normal" officeooo:rsid="0049baae" style:font-weight-asian="normal" style:font-weight-complex="normal"/>
    </style:style>
    <style:style style:name="T127" style:family="text">
      <style:text-properties fo:font-weight="normal" officeooo:rsid="004a7929" style:font-weight-asian="normal" style:font-weight-complex="normal"/>
    </style:style>
    <style:style style:name="T128" style:family="text">
      <style:text-properties fo:font-weight="normal" officeooo:rsid="004a889a" style:font-weight-asian="normal" style:font-weight-complex="normal"/>
    </style:style>
    <style:style style:name="T129" style:family="text">
      <style:text-properties fo:font-weight="normal" officeooo:rsid="003549e1" style:font-weight-asian="normal" style:font-weight-complex="normal"/>
    </style:style>
    <style:style style:name="T130" style:family="text">
      <style:text-properties fo:font-weight="normal" officeooo:rsid="001f5331" style:font-weight-asian="normal" style:font-weight-complex="normal"/>
    </style:style>
    <style:style style:name="T131" style:family="text">
      <style:text-properties fo:font-weight="normal" officeooo:rsid="003878d7" style:font-weight-asian="normal" style:font-weight-complex="normal"/>
    </style:style>
    <style:style style:name="T132" style:family="text">
      <style:text-properties fo:font-weight="normal" officeooo:rsid="003b7ea4" style:font-weight-asian="normal" style:font-weight-complex="normal"/>
    </style:style>
    <style:style style:name="T133" style:family="text">
      <style:text-properties officeooo:rsid="003b7ea4"/>
    </style:style>
    <style:style style:name="T134" style:family="text">
      <style:text-properties officeooo:rsid="003c9a53"/>
    </style:style>
    <style:style style:name="T135" style:family="text">
      <style:text-properties officeooo:rsid="00a8289f"/>
    </style:style>
    <style:style style:name="T136" style:family="text">
      <style:text-properties officeooo:rsid="00a96f98"/>
    </style:style>
    <style:style style:name="T137" style:family="text">
      <style:text-properties officeooo:rsid="00aad622"/>
    </style:style>
    <style:style style:name="T138" style:family="text">
      <style:text-properties officeooo:rsid="00ad81ba"/>
    </style:style>
    <style:style style:name="T139" style:family="text">
      <style:text-properties officeooo:rsid="00b5aaed"/>
    </style:style>
    <style:style style:name="T140" style:family="text">
      <style:text-properties officeooo:rsid="00a12411" style:font-size-asian="10.5pt"/>
    </style:style>
    <style:style style:name="T141" style:family="text">
      <style:text-properties officeooo:rsid="00b43f3d" style:font-size-asian="10.5pt"/>
    </style:style>
    <style:style style:name="T142" style:family="text">
      <style:text-properties officeooo:rsid="00a29cdf" style:font-size-asian="10.5pt"/>
    </style:style>
    <style:style style:name="T143" style:family="text">
      <style:text-properties officeooo:rsid="00b5aaed" style:font-size-asian="10.5pt"/>
    </style:style>
    <style:style style:name="T144" style:family="text">
      <style:text-properties officeooo:rsid="00b7f363" style:font-size-asian="10.5pt"/>
    </style:style>
    <style:style style:name="T145" style:family="text">
      <style:text-properties officeooo:rsid="00b8a214" style:font-size-asian="10.5pt"/>
    </style:style>
    <style:style style:name="T146" style:family="text">
      <style:text-properties officeooo:rsid="00ba4bb7" style:font-size-asian="10.5pt"/>
    </style:style>
    <style:style style:name="T147" style:family="text">
      <style:text-properties officeooo:rsid="00ba549c" style:font-size-asian="10.5pt"/>
    </style:style>
    <style:style style:name="T148" style:family="text">
      <style:text-properties officeooo:rsid="00bae2f9" style:font-size-asian="10.5pt"/>
    </style:style>
    <style:style style:name="T149" style:family="text">
      <style:text-properties officeooo:rsid="00bdce93" style:font-size-asian="10.5pt"/>
    </style:style>
    <style:style style:name="T150" style:family="text">
      <style:text-properties officeooo:rsid="00e74732" style:font-size-asian="10.5pt"/>
    </style:style>
    <style:style style:name="T151" style:family="text">
      <style:text-properties officeooo:rsid="00e83829" style:font-size-asian="10.5pt"/>
    </style:style>
    <style:style style:name="T152" style:family="text">
      <style:text-properties officeooo:rsid="00e87984" style:font-size-asian="10.5pt"/>
    </style:style>
    <style:style style:name="T153" style:family="text">
      <style:text-properties officeooo:rsid="00e8eb91" style:font-size-asian="10.5pt"/>
    </style:style>
    <style:style style:name="T154" style:family="text">
      <style:text-properties officeooo:rsid="00eb4d70" style:font-size-asian="10.5pt"/>
    </style:style>
    <style:style style:name="T155" style:family="text">
      <style:text-properties officeooo:rsid="00ed47c8" style:font-size-asian="10.5pt"/>
    </style:style>
    <style:style style:name="T156" style:family="text">
      <style:text-properties officeooo:rsid="00b7a119"/>
    </style:style>
    <style:style style:name="T157" style:family="text">
      <style:text-properties officeooo:rsid="00b8a214"/>
    </style:style>
    <style:style style:name="T158" style:family="text">
      <style:text-properties fo:language="de" fo:country="DE" officeooo:rsid="00bae2f9" style:font-size-asian="10.5pt"/>
    </style:style>
    <style:style style:name="T159" style:family="text">
      <style:text-properties fo:language="de" fo:country="DE" officeooo:rsid="00bd8955" style:font-size-asian="10.5pt"/>
    </style:style>
    <style:style style:name="T160" style:family="text">
      <style:text-properties fo:language="de" fo:country="DE" officeooo:rsid="00bdce93" style:font-size-asian="10.5pt"/>
    </style:style>
    <style:style style:name="T161" style:family="text">
      <style:text-properties fo:language="de" fo:country="DE" officeooo:rsid="00be76ac" style:font-size-asian="10.5pt"/>
    </style:style>
    <style:style style:name="T162" style:family="text">
      <style:text-properties fo:language="de" fo:country="DE" officeooo:rsid="00beb966" style:font-size-asian="10.5pt"/>
    </style:style>
    <style:style style:name="T163" style:family="text">
      <style:text-properties fo:language="de" fo:country="DE" officeooo:rsid="00bfcfe8" style:font-size-asian="10.5pt"/>
    </style:style>
    <style:style style:name="T164" style:family="text">
      <style:text-properties fo:language="de" fo:country="DE" officeooo:rsid="00c11b1a" style:font-size-asian="10.5pt"/>
    </style:style>
    <style:style style:name="T165" style:family="text">
      <style:text-properties fo:language="de" fo:country="DE" officeooo:rsid="00b7a119" style:font-size-asian="10.5pt"/>
    </style:style>
    <style:style style:name="T166" style:family="text">
      <style:text-properties style:font-name="Times New Roman" fo:font-size="12pt" fo:language="de" fo:country="DE" fo:font-weight="normal" officeooo:rsid="00c4558a" style:font-size-asian="10.5pt" style:language-asian="zxx" style:country-asian="none" style:font-weight-asian="normal" style:font-size-complex="12pt" style:language-complex="zxx" style:country-complex="none" style:font-weight-complex="normal"/>
    </style:style>
    <style:style style:name="T167" style:family="text">
      <style:text-properties style:font-name="Times New Roman" fo:font-size="12pt" fo:language="de" fo:country="DE" fo:font-weight="normal" officeooo:rsid="00cd4af0" style:font-size-asian="10.5pt" style:language-asian="zxx" style:country-asian="none" style:font-weight-asian="normal" style:font-size-complex="12pt" style:language-complex="zxx" style:country-complex="none" style:font-weight-complex="normal"/>
    </style:style>
    <style:style style:name="T168" style:family="text">
      <style:text-properties style:font-name="Times New Roman" fo:font-size="12pt" fo:language="de" fo:country="DE" fo:font-weight="normal" officeooo:rsid="00cf2990" style:font-size-asian="10.5pt" style:language-asian="zxx" style:country-asian="none" style:font-weight-asian="normal" style:font-size-complex="12pt" style:language-complex="zxx" style:country-complex="none" style:font-weight-complex="normal"/>
    </style:style>
    <style:style style:name="T169" style:family="text">
      <style:text-properties style:font-name="Times New Roman" fo:font-size="12pt" fo:language="de" fo:country="DE" fo:font-weight="normal" officeooo:rsid="00cfe9b9" style:font-size-asian="10.5pt" style:language-asian="zxx" style:country-asian="none" style:font-weight-asian="normal" style:font-size-complex="12pt" style:language-complex="zxx" style:country-complex="none" style:font-weight-complex="normal"/>
    </style:style>
    <style:style style:name="T170" style:family="text">
      <style:text-properties style:font-name="Times New Roman" fo:font-size="12pt" fo:language="de" fo:country="DE" fo:font-weight="normal" officeooo:rsid="00d0f636" style:font-size-asian="10.5pt" style:language-asian="zxx" style:country-asian="none" style:font-weight-asian="normal" style:font-size-complex="12pt" style:language-complex="zxx" style:country-complex="none" style:font-weight-complex="normal"/>
    </style:style>
    <style:style style:name="T171" style:family="text">
      <style:text-properties officeooo:rsid="00e7473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Introduction</text:p>
      <text:p text:style-name="P4"/>
      <text:p text:style-name="P5"><text:span text:style-name="T1">The primary development of the recent past has been a rapid decline in the both absolute as well as relative to population size number of war deaths in the world, especially since the end of World War 2.</text:span><text:span text:style-name="T1"><text:note text:id="ftn1" text:note-class="footnote"><text:note-citation>1</text:note-citation><text:note-body><text:p text:style-name="Footnote">Max Roser (2018) - "War and Peace". Published online at OurWorldInData.org. Retrieved from: 'https://ourworldindata.org/war-and-peace' [Online Resource]</text:p></text:note-body></text:note></text:span><text:span text:style-name="T1"> However, this dynamic has not been uniformly distributed, with some continents demonstrating much quicker rates of decline than the others (e.g. number of annual war battle deaths in Europe and South East Asia decline much more rapidly than those in Sub-Saharan Africa). Another very important development is the fact that over the past few decades, the world has experienced a steep reduction of extreme poverty at an enormous scale. According to the World Bank, there has been a reduction of poverty rates of almost 1.1 billion people in the last two decades – from 1.85 billion in 1990 to 767 million in 2013. However, in this respect the dynamic has also been quite uneven: reduction in extreme poverty has mostly been driven by Asian countries, whereas today half of the extreme poor live in Sub-Saharan Africa. In addition to that, between 1946 and 2002 there have been at least 1.37 million battle-related </text:span>deaths <text:span text:style-name="T2">which </text:span>occurred in 47 civil wars in s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2">Thus, it seems that Sub-Saharan Africa remains the most conflict-ridden region of the modern world as well as the one that demonstrates the highest rates of poverty.</text:span></text:p>
      <text:p text:style-name="P6"><text:tab/>There is little doubt that civil conflict and economic development are mutually related if not interdependent concepts. In their seminal research paper, Collier and Hoeffler research the interrelationship between civil conflict and several economic factors. <text:note text:id="ftn3" text:note-class="footnote"><text:note-citation>3</text:note-citation><text:note-body><text:p text:style-name="P1">Collier, P., Hoeffler, A., 1998. On economic causes of civil war. Oxford Economic Papers 50 (1998), 563–573. </text:p></text:note-body></text:note><text:s/>The authors found that, among others, initial income as well as the amount of natural resources are significant and strong determinants of the duration and probability of civil wars, based on a data set on civil wars from 1816-1992 by Singer and Small (1982, 1994). <text:span text:style-name="T101">In a</text:span>nother <text:span text:style-name="T102">known </text:span>study by Miguel et. Al, <text:span text:style-name="T101">the authors employed </text:span>an instrumental variable approach <text:span text:style-name="T101">and </text:span>have <text:span text:style-name="T101">discovered </text:span><text:s/>a significant relationship between economic growth and civil conflict, namely <text:span text:style-name="T103">that a negative growth shock of five percentage points increases the likelihood of conflict by one-half the following year.</text:span><text:span text:style-name="T103"><text:note text:id="ftn4" text:note-class="footnote"><text:note-citation>4</text:note-citation><text:note-body><text:p text:style-name="Footnote">Miguel, E., Satyanath, S., &amp; Sergenti, E. (2004). Economic shocks and civil conflict: An instrumental variables approach. Journal of political Economy, 112(4), 725-753.</text:p></text:note-body></text:note></text:span><text:span text:style-name="T103"> </text:span></text:p>
      <text:p text:style-name="P7"><text:span text:style-name="T104"><text:tab/>Foreign aid, defined as a voluntary transfer of resources from one country to another, is an established tool of international relations. The stated goals of such monetary transfers have a clear benevolent direction of reducing poverty, extending infrastructure or other humanitarian considerations. In general, the primary arguments in favor of distributing international aid pertain to the attempt at improving the economic conditions of a country and foster its growth. Since foreign financial aid directly influences the level of economic developments of a country as well as its immediate economic situation, it is quite expected that such financial transfers must have some effect on the level of conflict. However, measuring the actual effects and of such</text:span> foreign aid flows <text:span text:style-name="T105">has proven to be quite difficult and controversial. Over the recent years there has been quite a lot of published research focusing on the relationship between foreign aid, economic growth and level of conflict. The numerous </text:span><text:span text:style-name="T106">studies came to very </text:span><text:span text:style-name="T107">contrasting</text:span><text:span text:style-name="T106"> conclusions. Existing research on the relationship between aid and conflict, yields </text:span><text:span text:style-name="T108">rather </text:span><text:span text:style-name="T106">contradictory findings: some studies show that aid mitigates violence by strengthening conflict-mitigating institutions, while other studies indicate that aid exacerbates violence by indirectly financing warring parties. </text:span><text:span text:style-name="T107">Thus, the question whether foreign aid works, i.e. whether it attains the intended effect is far from settled.</text:span></text:p>
      <text:p text:style-name="P8"><text:span text:style-name="T106"><text:tab/></text:span><text:span text:style-name="T109">There are a couple of established points of view on the </text:span><text:span text:style-name="T106">causal mechanisms </text:span><text:span text:style-name="T109">that regulate the relationship between </text:span><text:span text:style-name="T107">foreign aid and civil conflict</text:span><text:span text:style-name="T109">. </text:span><text:span text:style-name="T110">One common theoretical line of reasoning </text:span><text:span text:style-name="T111">postulates </text:span><text:soft-page-break/><text:span text:style-name="T111">that does indeed help to lower the likelihood of conflict. </text:span><text:span text:style-name="T112">According to this point of view, the primary mechanisms with which foreign aid can have a significant impact on the level of conflict are indirect economic influences. </text:span><text:span text:style-name="T113">Various studies have linked</text:span><text:span text:style-name="T112"> </text:span><text:span text:style-name="T113">improvement in the primary economic indicators of wellbeing in a country with a positive (in the sense of reducing the scale of violence) effect on the civil wars.</text:span><text:span text:style-name="T111"> </text:span><text:span text:style-name="T114">For example, increasing income per capita, economic growth as well as decreasing dependence on primary commodity exports have been shown to be correlated with the probability of civil conflict onset in the future. <text:s/></text:span><text:span text:style-name="T115">Articles by Fearon &amp; Laitin 2003; Collier &amp; Dollar 2002 corroborate this perspective by establishing </text:span><text:span text:style-name="T116">that a country’s socio-demographic factors (poverty, political instability, population size) have a measurable effect on the probability of a civil war.</text:span></text:p>
      <text:p text:style-name="P9"><text:span text:style-name="T116"><text:tab/></text:span><text:span text:style-name="T117">The alternative point of view on the causal mechanism of the </text:span><text:span text:style-name="T109">relationship between </text:span><text:span text:style-name="T107">foreign aid and civil conflict </text:span><text:span text:style-name="T117">is quite opposite to the one that was discussed above. Here, </text:span><text:span text:style-name="T118">the findings have demonstrated that development aid actually has a harmful association with conflict. </text:span><text:span text:style-name="T119">The established line of reasoning for this causal </text:span><text:span text:style-name="T120">mechanism </text:span><text:span text:style-name="T119">is that international aid presents an influx of resources into a country or territory and that this fact may incentivize more conflict related to redistribution of these new resources.</text:span><text:span text:style-name="T119"><text:note text:id="ftn5" text:note-class="footnote"><text:note-citation>5</text:note-citation><text:note-body><text:p text:style-name="Footnote">Terry, Fiona. 2002. Condemned to Repeat? The Paradox of Humanitarian Action. Ithaca, NY: Cornell<text:line-break/>University Press. </text:p></text:note-body></text:note></text:span><text:span text:style-name="T119"> </text:span><text:span text:style-name="T121">Fiona Terry </text:span><text:span text:style-name="T122">examines several cases of civil wars in order to </text:span><text:span text:style-name="T121">addresses the question of </text:span><text:span text:style-name="T122">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123">The common assumption is that aid flows constitute a transfer of a valuable and attractive lootable resource to the </text:span><text:span text:style-name="T124">government</text:span><text:span text:style-name="T123">, which gives the rebelling factions incentives to capture it for their needs. In this way, international aid might actually lead to an increase in the probability of conflict, </text:span><text:span text:style-name="T125">as argued </text:span><text:span text:style-name="T126">in the respective studies by </text:span><text:span text:style-name="T125">by Grossmann and Findley </text:span><text:span text:style-name="T126">et al</text:span><text:span text:style-name="T123">.</text:span><text:span text:style-name="T123"><text:note text:id="ftn6" text:note-class="footnote"><text:note-citation>6</text:note-citation><text:note-body><text:p text:style-name="Footnote">Grossman, Herschel I. 1992. “Foreign Aid and Insurrection.” Defence Economics 3 (4): 275–88 </text:p></text:note-body></text:note></text:span><text:span text:style-name="T123"> </text:span><text:span text:style-name="T123"><text:note text:id="ftn7" text:note-class="footnote"><text:note-citation>7</text:note-citation><text:note-body><text:p text:style-name="Footnote">Findley, Michael G., Josh Powell, Daniel Strandow, and Jeff Tanner. 2011. “The Localized Geography of<text:line-break/>Foreign Aid: A New Dataset and Application to Violent Armed Conflict.” World Development 39<text:line-break/>(11): 1995–2009. </text:p></text:note-body></text:note></text:span><text:span text:style-name="T123"><text:s/>Nunn </text:span><text:span text:style-name="T127">and</text:span><text:span text:style-name="T123"> Qian </text:span><text:span text:style-name="T124">show that </text:span><text:span text:style-name="T127">the recipient of the aid need not be the government as well as that the form of the aid is not limited to monetary transfers.</text:span><text:span text:style-name="T127"><text:note text:id="ftn8" text:note-class="footnote"><text:note-citation>8</text:note-citation><text:note-body><text:p text:style-name="Footnote">Nunn, Nathan, and Nancy Qian. 2013. “US Food Aid and Civil Conflict.” American Economic Review<text:line-break/>Papers and Proceedings 103: 86–92. </text:p></text:note-body></text:note></text:span><text:span text:style-name="T127"> Moreover, a </text:span><text:span text:style-name="T128">rapid </text:span><text:span text:style-name="T127">change in the quantity and quality of aid can also lead to a measurable impact on the likelihood of conflict onset, since it presents a siginifcant change to the power distribution and status quo in a country.</text:span><text:span text:style-name="T127"><text:note text:id="ftn9" text:note-class="footnote"><text:note-citation>9</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line-break/></text:p></text:note-body></text:note></text:span><text:span text:style-name="T127"> </text:span></text:p>
      <text:p text:style-name="P9"><text:span text:style-name="T116"><text:tab/></text:span><text:span text:style-name="T129">One has to point out an important </text:span><text:span text:style-name="T111">distinction between the likelihood of a conflict‘s onset or its continuation. </text:span><text:span text:style-name="T129">Some researchers have come to a conclusion that a set of explanatory variables can effectively serve as a predictor for </text:span><text:span text:style-name="T111">the likelihood </text:span><text:span text:style-name="T129">of </text:span><text:span text:style-name="T111">a conflict‘s </text:span><text:span text:style-name="T129">continuation while at the same time being insignificant for determining the probability onset or vice versa. Such was the conclusion of (de Ree &amp; Nillesen 2009 ) who have indeed found a negative effect of foreign aid flows on the probability of ongoing civil conflicts to continue, whereas there was no a significant relationship between aid flows and a conflict’s onset probability.</text:span></text:p>
      <text:p text:style-name="P9"><text:span text:style-name="T129"><text:tab/></text:span><text:span text:style-name="T130"> </text:span><text:span text:style-name="T131">There has been some research into difference between predictors or correlates of onset and continuation of civil wars with some rather interesting findings. For example, one study examined </text:span><text:span text:style-name="T132">the hypothesis that </text:span>the factors associated with the continuation of war might be quite similar to those associated with <text:span text:style-name="T133">its </text:span>onset, <text:span text:style-name="T134">the null hypothesis being that variables affect onset and continuation </text:span><text:soft-page-break/><text:span text:style-name="T134">probabilities</text:span>.<text:note text:id="ftn10" text:note-class="footnote"><text:note-citation>10</text:note-citation><text:note-body><text:p text:style-name="Footnote">Bleaney, M., &amp; Dimico, A. (2011). How different are the correlates of onset and continuation of civil wars?. Journal of Peace Research, 48(2), 145-155.</text:p></text:note-body></text:note> <text:span text:style-name="T133">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there still are some differences in the power of certain explanatory variables to predict the probability of a conflict’s onset vs. continuation. Thus, it seems that there is merit to the idea of treating the onset and continuation of a civil conflict as separate events.</text:span></text:p>
      <text:p text:style-name="P10"><text:tab/></text:p>
      <text:p text:style-name="P10"/>
      <text:p text:style-name="P10"><text:tab/><text:span text:style-name="T7">How is aid and conflict interconnected, why is it important to study the relationship?</text:span></text:p>
      <text:p text:style-name="P10"/>
      <text:p text:style-name="P10"/>
      <text:p text:style-name="P10"><text:tab/><text:span text:style-name="T4">Why ADM1</text:span></text:p>
      <text:p text:style-name="P11"><text:tab/><text:span text:style-name="T5">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6">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6"><text:note text:id="ftn11" text:note-class="footnote"><text:note-citation>11</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6">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ital.</text:span><text:span text:style-name="T6"><text:note text:id="ftn12" text:note-class="footnote"><text:note-citation>12</text:note-citation><text:note-body><text:p text:style-name="Footnote">Raleigh, C., &amp; Hegre, H. (2009). Population size, concentration, and civil war. A geographically disaggregated analysis. Political geography, 28(4), 224-238.</text:p></text:note-body></text:note></text:span></text:p>
      <text:p text:style-name="P11"><text:span text:style-name="T6"><text:tab/>Thus, one would expect to see the most conflict in the densely populated regions far away from the capital and conversely, sparsely populated regions in the vicinity of the capital are less likely to experience an intrastate conflict. Thus, attempting to quantify and model a relationship between foreign aid allocations and extent of intrastate conflicts based on a country-level aggregation of aid-allocation and conflict intensity results in a complete disregard for the very diverse and important peculiarities and subnational differences </text:span>conflict prevalence <text:span text:style-name="T6">that have been proven to have a significant effect. The same could be said about the subnational variation of aid allocation. One should not think of international aid as an abstract influx of resources into a country. On the contrary, aid is committed and utilized in a very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it is reasonable to expect that the impact of aid on the level of conflict would also demonstrate a certain degree of geographical nonuniformity.</text:span></text:p>
      <text:p text:style-name="P12"><text:span text:style-name="T5"><text:tab/>Having the above-mentioned considerations in mind, the primary unit of analysis for this study </text:span><text:soft-page-break/><text:span text:style-name="T5">is chosen to be the first level administrative divisions (ADM1). This level of detail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 to incorporate information on the social heterogeneity of a country in the sub-national (administrative districts) borders.</text:span><text:span text:style-name="T5"><text:note text:id="ftn13" text:note-class="footnote"><text:note-citation>13</text:note-citation><text:note-body><text:p text:style-name="Footnote">Østby, G., R. Nordas, and J. K. Rød (2009). Regional Inequalities and Civil Conflict in 21 Sub-Saharan<text:line-break/>African Countries , 1986 – 2004. International Studies Quarterly 53(2), 301–324 </text:p></text:note-body></text:note></text:span><text:span text:style-name="T5"> </text:span></text:p>
      <text:p text:style-name="P13"/>
      <text:p text:style-name="P55">DATA <text:span text:style-name="T156">SOURCES </text:span>AND MEASUREMENT</text:p>
      <text:p text:style-name="P13"/>
      <text:p text:style-name="P14"><text:tab/><text:span text:style-name="T8">This study utilizes two primary data sources – one providing information on the international aid projects and the other relating to the events of intrastate conflict. Data on the internatinal aid commitments on the local level is provided by AidData.</text:span><text:span text:style-name="T8"><text:note text:id="ftn14" text:note-class="footnote"><text:note-citation>14</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8"><text:note text:id="ftn15" text:note-class="footnote"><text:note-citation>15</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8"> AidData is a research lab that provides detailed information on the development finance and aid projects of numerous donors that have committed resources from 1945 to present day.</text:span></text:p>
      <text:p text:style-name="P19"><text:tab/>The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p>
      <text:p text:style-name="P56"><text:tab/><text:span text:style-name="T9">The conflict event data is provided by the UCDP Georeferenced Event Dataset.</text:span><text:span text:style-name="T9"><text:note text:id="ftn16" text:note-class="footnote"><text:note-citation>16</text:note-citation><text:note-body><text:p text:style-name="P2">Sundberg, Ralph, and Erik Melander, 2013, “Introducing the UCDP Georeferenced Event Dataset”, Journal of Peace Research, vol.50, no.4, 523-532</text:p></text:note-body></text:note></text:span><text:span text:style-name="T9">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9"><text:note text:id="ftn17" text:note-class="footnote"><text:note-citation>17</text:note-citation><text:note-body><text:p text:style-name="Footnote">In Data We Trust? A Comparison of UCDP GED and ACLED Conflict Events Datasets. Cooperation and Conflict</text:p></text:note-body></text:note></text:span><text:span text:style-name="T9"> UCDP dataset comprises of conflict data on the level of individual events. In a similar fashion to dataset on aid projects, each event is accompanied by information, among others, on the date, location and number of casualties (deaths and wounded) as a result of the given event. In order to operationalize the magnitude and level </text:span><text:span text:style-name="T57">of conflict, the amount of casualties for every conflict event has been computed. Casualties are defined as wounded and killed people as a direct result of combat. </text:span></text:p>
      <text:p text:style-name="P15"><text:span text:style-name="T9"><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9"><text:note text:id="ftn18" text:note-class="footnote"><text:note-citation>18</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9"> A shared coding methodology between data on international aid and conflict events alleviates a great deal of the difficulties that arise from non-congruent coding approaches and decreases the probability of errors due </text:span><text:soft-page-break/><text:span text:style-name="T9">to mismatch between the differently coded variables.</text:span></text:p>
      <text:p text:style-name="P16"/>
      <text:p text:style-name="P36"><text:span text:style-name="T10">adaptability vs. receptivity</text:span> </text:p>
      <text:p text:style-name="P39"><text:tab/><text:span text:style-name="T12">The primary outcome of interest of this study is the level of conflict on the local level in a country. </text:span><text:span text:style-name="T13">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14">the above-mentioned level of aggregation. This allows one to quantify the differences in the extent of conflict between the districts and through time.</text:span></text:p>
      <text:p text:style-name="P38"><text:tab/><text:span text:style-name="T15">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6">The underlying idea is that </text:span><text:span text:style-name="T17">the strength and the direction of the association between foreign aid commitments is not determined in and of itself but actually is </text:span><text:span text:style-name="T18">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20">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21">less of a surprise. Instead, the focus should be directed towards finding the factors that might </text:span><text:span text:style-name="T22">explain the differences in the magnitude and more importantly the direction (positive or negative) that the association between the two variables might have.</text:span></text:p>
      <text:p text:style-name="P38"><text:span text:style-name="T18"><text:tab/></text:span><text:span text:style-name="T22">The</text:span><text:span text:style-name="T19"> aim of the current project is to examine the relationship between the two variables of interest conditioned, </text:span><text:span text:style-name="T22">on the one hand, </text:span><text:span text:style-name="T19">on the characteristics of the donors (i.e. organizations that commit the resources) </text:span><text:span text:style-name="T22">and on the other hand on </text:span><text:span text:style-name="T19">the characteristics of the local environment in which the projects are executed. </text:span><text:span text:style-name="T22">The two indicators of these characteristics are proposed to be the degree of local adaptability of the donors and the degree of local receptivity of the administrative districts to international aid projects.</text:span></text:p>
      <text:p text:style-name="P40"><text:span text:style-name="T22"><text:tab/></text:span><text:span text:style-name="T23">The </text:span><text:span text:style-name="T22">degree of local adaptability of the donors </text:span><text:span text:style-name="T23">relates to the donors’ ability to vary and adapt their projects (i.e. location, thematic focus, scale, amount of </text:span><text:span text:style-name="T24">committed</text:span><text:span text:style-name="T23"> resources) to the specific local needs and requirements. The intuition behind this measure is that the donors that demonstrate a greater degree of adaptability are better suited for adaptive decision-making and thus are expected to be </text:span><text:span text:style-name="T24">more able to assess the local circumstances and as a result </text:span><text:span text:style-name="T23">better at </text:span><text:span text:style-name="T24">directing the funds to the projects that would produce the most benefit. The importance of the </text:span><text:span text:style-name="T25">organizational learning, </text:span><text:span text:style-name="T27">an idea </text:span><text:span text:style-name="T25">which is easily transferable to the currently discussed notion of aid donors’</text:span><text:span text:style-name="T24"> adaptability, has been studied in acknowledged in the relevant scholarship. </text:span><text:span text:style-name="T25">Eliot Berg points out that the inability of aid organization s to “learn”, that is, to successfully adapt to the local circumstances based on the previous experiences leads to a significantly reduced efficacy of their aid projects.</text:span><text:span text:style-name="T25"><text:note text:id="ftn19" text:note-class="footnote"><text:note-citation>19</text:note-citation><text:note-body><text:p text:style-name="Footnote">Berg, E. (2000). Why aren’t aid organizations better learners?. Learning in Development Co-Operation, 24.</text:p></text:note-body></text:note></text:span><text:span text:style-name="T25"> </text:span><text:span text:style-name="T26">Other literature focuses on the organizational learning and its connection with the idea of adaptability as well as the difficulties that arise when such an adaptability is not achieved, </text:span><text:span text:style-name="T27">both general and relating to peacebuilding</text:span><text:span text:style-name="T26">.</text:span><text:span text:style-name="T26"><text:note text:id="ftn20" text:note-class="footnote"><text:note-citation>20</text:note-citation><text:note-body><text:p text:style-name="Footnote">Levitt, B., &amp; March, J. G. (1988). Organizational learning. Annual review of sociology, 14(1), 319-338.</text:p></text:note-body></text:note></text:span><text:span text:style-name="T26"> </text:span><text:span text:style-name="T26"><text:note text:id="ftn21" text:note-class="footnote"><text:note-citation>21</text:note-citation><text:note-body><text:p text:style-name="Footnote">Campbell, S. P. (2008). When process matters: The potential implications of organisational learning for peacebuilding success. Journal of peacebuilding &amp; development, 4(2), 20-32.</text:p></text:note-body></text:note></text:span><text:span text:style-name="T26"><text:s/></text:span></text:p>
      <text:p text:style-name="P40"><text:span text:style-name="T26"><text:tab/></text:span><text:span text:style-name="T28">The proposed approach to </text:span><text:span text:style-name="T30">operationalize</text:span><text:span text:style-name="T28"> the concept of adaptability is through measuring the variability in the project characteristics of the respective donors. Thus, a proposed </text:span><text:span text:style-name="T29">composite</text:span><text:span text:style-name="T28"> index of </text:span><text:soft-page-break/><text:span text:style-name="T28">adaptability </text:span><text:span text:style-name="T29">comprises </text:span><text:span text:style-name="T28">four measures of variability </text:span><text:span text:style-name="T29">for each donor</text:span><text:span text:style-name="T28">, namely </text:span><text:span text:style-name="T29">temporal, </text:span><text:span text:style-name="T28">thematic focus, geographic location (ADM1), amount of committed resources </text:span><text:span text:style-name="T29">of the projects that have been carried out by the respective donor</text:span><text:span text:style-name="T28">. </text:span><text:span text:style-name="T29">These submeasures of variability are expected to contribute to the total index of donors’ adaptability.</text:span></text:p>
      <text:p text:style-name="P46"><text:span text:style-name="T29"><text:tab/></text:span><text:span text:style-name="T11">The </text:span><text:span text:style-name="T22">degree of local receptivity </text:span><text:span text:style-name="T11">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31">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31"><text:note text:id="ftn22" text:note-class="footnote"><text:note-citation>22</text:note-citation><text:note-body><text:p text:style-name="Footnote">Crost, B., Felter, J., &amp; Johnston, P. (2014). Aid under fire: Development projects and civil conflict. American Economic Review, 104(6), 1833-56.</text:p></text:note-body></text:note></text:span></text:p>
      <text:p text:style-name="P47"><text:span text:style-name="T31"><text:tab/></text:span><text:span text:style-name="T38">A natural way of determin</text:span><text:span text:style-name="T40">in</text:span><text:span text:style-name="T38">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pan><text:span text:style-name="T39">Nevertheless, the nature of the data that are used in this project is often categorical or qualitative. For example, thematic focus and administrative district, which pertain to a certain aid project are of course categorical variables, and there are concepts of mean and differences between the values. Therefore, one has to employ a different type of measure in order to assess and quantify the </text:span><text:span text:style-name="T40">extent </text:span><text:span text:style-name="T39">of variability in categorical variables. The umbrella term for such measures is q</text:span><text:span text:style-name="T11">ualitative variation.</text:span></text:p>
      <text:p text:style-name="P47"><text:span text:style-name="T43"><text:tab/></text:span><text:span text:style-name="T44">While variance is a very much established measure, there are no standards for assessing the categorical diversity, and the choice of a measure is often dependent on the </text:span><text:span text:style-name="T45">underlying understanding of the idea of variability itself</text:span><text:span text:style-name="T44">. </text:span><text:span text:style-name="T41">The measure of variability </text:span><text:span text:style-name="T42">for the </text:span><text:span text:style-name="T41">categorical variables </text:span><text:span text:style-name="T42">used in the current study was chosen to be the unalikability coefficient as defined by Kader and Perry.</text:span><text:span text:style-name="T42"><text:note text:id="ftn23" text:note-class="footnote"><text:note-citation>23</text:note-citation><text:note-body><text:p text:style-name="Footnote">Perry, M., &amp; Kader, G. (2005). Variation as unalikeability. Teaching Statistics, 27(2), 58-60.</text:p></text:note-body></text:note></text:span><text:span text:style-name="T42"> </text:span><text:span text:style-name="T45">This </text:span><text:span text:style-name="T48">quite simply </text:span><text:span text:style-name="T45">derivable coefficient </text:span><text:span text:style-name="T46">is based on an intuitive understanding of unalikability as the share that not equivalent pairwise comparisons take in the total number of possible comparisons. </text:span><text:span text:style-name="T47">Incidentally, this statistic is related (and can be seen as a subtype of) to the </text:span><text:span text:style-name="T48">more sophisticated and mathematically grounded idea of the </text:span><text:span text:style-name="T47">quadratic entropy measure </text:span><text:span text:style-name="T49">and is equivalent to the Gini- Simpson index</text:span><text:span text:style-name="T47">.</text:span><text:span text:style-name="T47"><text:note text:id="ftn24" text:note-class="footnote"><text:note-citation>24</text:note-citation><text:note-body><text:p text:style-name="Footnote">Rao, C. R. (1982). Diversity and dissimilarity coefficients: a unified approach. Theoretical population biology, 21(1), 24-43.</text:p></text:note-body></text:note></text:span></text:p>
      <text:p text:style-name="P48"><text:span text:style-name="T47"><text:tab/></text:span><text:span text:style-name="T49">Using the above-mentioned coefficient of unalikability, a composite score for each donor was calculated by first selecting the projects that have been carried out by the donor, and subsequently calculating their variation in terms of </text:span><text:span text:style-name="T29">temporal, </text:span><text:span text:style-name="T28">thematic focus, geographic location (ADM1), amount of committed resources </text:span><text:span text:style-name="T29">of the projects </text:span><text:span text:style-name="T49">and combining them in order to obtain a composite index. </text:span><text:span text:style-name="T50">Having calculated and assigned the score to each of the donors, they have been divided into two groups – high and low adaptability – based on whether their </text:span><text:span text:style-name="T49">composite score </text:span><text:span text:style-name="T50">was above or below the median.</text:span></text:p>
      <text:p text:style-name="P49"><text:span text:style-name="T31"><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The dataset that provides event-based information on the attacks on aid workers is the Aid Worker Security Database.</text:span><text:span text:style-name="T31"><text:note text:id="ftn25" text:note-class="footnote"><text:note-citation>25</text:note-citation><text:note-body><text:p text:style-name="Footnote">Aid Worker Security Database, Humanitarian Outcomes, https://aidworkersecurity.org/ </text:p></text:note-body></text:note></text:span><text:span text:style-name="T31"> This database records incidence of violence against aid workers, with every recorded incident having information on at least the time, location and number of aid workers’ casualties. Using the information on the attacks on aid workers, the year/ADM1 pairs are classified as receptive </text:span><text:span text:style-name="T54">(high receptivity) </text:span><text:span text:style-name="T31">or not receptive </text:span><text:span text:style-name="T54">(low receptivity) </text:span><text:span text:style-name="T31">of international aid, depending on whether there have been violent incidents </text:span><text:soft-page-break/><text:span text:style-name="T31">involving aid workers in that year in that administrative district. </text:span><text:span text:style-name="T36">Therefore, based on this measure the units of analysis will be separated into receptive and not receptive year/ADM1 pairs and analyzed accordingly.</text:span></text:p>
      <text:p text:style-name="P49"><text:span text:style-name="T31"><text:tab/></text:span><text:span text:style-name="T32">One should note that using this proxy is not a necessary condition for assessing the local adaptability but not a sufficient one. However, the current study has to confine itself to using the data about attacks on aid workers due to the data availability concerns as well as project scope limitations. A further improvement in derivation of </text:span><text:span text:style-name="T33">the receptivity</text:span><text:span text:style-name="T32"> index would be </text:span><text:span text:style-name="T34">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characteristics of the actors themselves. This approach would involve collecting data on the public statements made by the actors </text:span><text:span text:style-name="T35">via traditional and social media. Incorporating these two very disparate sources of information </text:span><text:span text:style-name="T37">would significantly increase the validity of the receptivity concept. Moreover, such an approach would allow one to conduct the analysis on a per conflict party basis. However, due to the practical constraints of this project, </text:span><text:span text:style-name="T38">a decision has been made (fully acknowledging the loss of precision and validity) to forgo the alternative and more laborious approach to operationalizing local receptivity and instead focus solely on the attacks on aid workers</text:span><text:span text:style-name="T37"> </text:span><text:span text:style-name="T38">as a proxy for receptivity.</text:span></text:p>
      <text:p text:style-name="P50"><text:span text:style-name="T51"><text:tab/></text:span><text:span text:style-name="T55">The </text:span><text:span text:style-name="T52">primary hypothesis of the current study is that the relationship between foreign aid and level of conflict will be dependent on </text:span><text:span text:style-name="T53">interaction between the </text:span><text:span text:style-name="T52">adaptability/receptivity measures. </text:span><text:span text:style-name="T53">Depending on the combination of these two indicators, the relationship between aid and conflict is expected to not only demonstrate variability in its magnitude but also in its sign (i.e. whether increase in aid increases or decreases the level of conflict). </text:span><text:span text:style-name="T52">The expected implications of these two measures on the aid and conflict association is as follows:</text:span></text:p>
      <text:p text:style-name="P22"><text:tab/></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60">A</text:p>
          </table:table-cell>
          <table:covered-table-cell/>
          <table:table-cell table:style-name="Table1.C1" table:number-columns-spanned="2" office:value-type="string">
            <text:p text:style-name="P60">Environment</text:p>
          </table:table-cell>
          <table:covered-table-cell/>
        </table:table-row>
        <table:table-row>
          <table:covered-table-cell/>
          <table:covered-table-cell/>
          <table:table-cell table:style-name="Table1.C2" office:value-type="string">
            <text:p text:style-name="P60">Low receptivity</text:p>
          </table:table-cell>
          <table:table-cell table:style-name="Table1.D4" office:value-type="string">
            <text:p text:style-name="P60">High receptivity</text:p>
          </table:table-cell>
        </table:table-row>
        <table:table-row>
          <table:table-cell table:style-name="Table1.A3" table:number-rows-spanned="2" office:value-type="string">
            <text:p text:style-name="P60">Donors</text:p>
          </table:table-cell>
          <table:table-cell table:style-name="Table1.B4" office:value-type="string">
            <text:p text:style-name="P60">Low adaptability</text:p>
          </table:table-cell>
          <table:table-cell table:style-name="Table1.C4" office:value-type="string">
            <text:p text:style-name="P60">(Strong) increase in conflict</text:p>
          </table:table-cell>
          <table:table-cell table:style-name="Table1.D4" office:value-type="string">
            <text:p text:style-name="P60">(Moderate) decrease in conflict</text:p>
          </table:table-cell>
        </table:table-row>
        <table:table-row>
          <table:covered-table-cell/>
          <table:table-cell table:style-name="Table1.B4" office:value-type="string">
            <text:p text:style-name="P60">High adaptability</text:p>
          </table:table-cell>
          <table:table-cell table:style-name="Table1.C4" office:value-type="string">
            <text:p text:style-name="P60"><text:span text:style-name="T135">(</text:span>Moderate) increase in conflict</text:p>
          </table:table-cell>
          <table:table-cell table:style-name="Table1.D4" office:value-type="string">
            <text:p text:style-name="P60">(Strong) decrease in conflict</text:p>
          </table:table-cell>
        </table:table-row>
      </table:table>
      <text:p text:style-name="Table">Table <text:sequence text:ref-name="refTable0" text:name="Table" text:formula="ooow:Table+1" style:num-format="1">1</text:sequence></text:p>
      <text:p text:style-name="P27"/>
      <text:p text:style-name="P28"><text:tab/><text:span text:style-name="T135">Thus, the primary hypothesis of this study is split into four subgroups:</text:span></text:p>
      <text:p text:style-name="P28"/>
      <text:list xml:id="list1451566294" text:style-name="L1">
        <text:list-item>
          <text:p text:style-name="P23">H1: In aid projects <text:span text:style-name="T136">whose donors demonstrate low adaptability and which take place in lowly receptive environments, foreign aid will be associated with with a strong increase in conflict</text:span></text:p>
        </text:list-item>
        <text:list-item>
          <text:p text:style-name="P25">H2: <text:span text:style-name="T135">In aid projects whose donors demonstrate </text:span>high<text:span text:style-name="T135"> adaptability and which take place in lowly receptive environments, foreign aid will be associated with with a </text:span>moderate <text:span text:style-name="T135">increase in conflict.</text:span></text:p>
        </text:list-item>
        <text:list-item>
          <text:p text:style-name="P25">H3: <text:span text:style-name="T135">In aid projects whose donors demonstrate low adaptability and which take place in </text:span>highly<text:span text:style-name="T135"> receptive environments, foreign aid will be associated with with a moderate </text:span>de<text:span text:style-name="T135">crease in conflict.</text:span></text:p>
        </text:list-item>
        <text:list-item>
          <text:p text:style-name="P25">H4: <text:span text:style-name="T135">In aid projects whose donors demonstrate high adaptability and which take place in </text:span>hig<text:span text:style-name="T137">h</text:span>ly<text:span text:style-name="T135"> receptive environments, foreign aid will be associated with with a strong </text:span>de<text:span text:style-name="T135">crease in conflict</text:span></text:p>
        </text:list-item>
      </text:list>
      <text:p text:style-name="P28"/>
      <text:p text:style-name="P24"><text:tab/>The above-mentioned hypotheses require some justification. The direction of association is <text:soft-page-break/>expected to be dependent on the measure of receptivity, while the magnitude of the association is expected to be conditioned on the measure of adaptability. </text:p>
      <text:p text:style-name="P29"><text:span text:style-name="T135"><text:tab/>A lowly receptive environment involves scenarios where local conflicting actors are not receptive to the influx of international aid and as a result impede (either deliberately or as a side effect) 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contribute to be associated with an increase in the level of conflict in those regions.</text:span></text:p>
      <text:p text:style-name="P30"><text:tab/><text:span text:style-name="T138">Conversely, conflict actors in a highly receptive environment are expected to be more cooperative (at least non-impeding) and in effect the chances of a project reaching its intended goal are much higher, as it does not face active hindrances by the local actors.</text:span></text:p>
      <text:p text:style-name="P26"><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levels) to which the money should be committed. Thus, such a donor would be able to adjust the allocations in accordance with the rapidly changing local needs and the state of the local environment and 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 </text:p>
      <text:p text:style-name="P36"><text:span text:style-name="T171">Chosen countries</text:span></text:p>
      <text:p text:style-name="P32"><text:tab/></text:p>
      <text:p text:style-name="P31"><text:tab/>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p>
      <text:p text:style-name="P33"><text:tab/><text:span text:style-name="T139">Having</text:span><text:span text:style-name="T140"> calculated the two </text:span><text:span text:style-name="T143">discussed </text:span><text:span text:style-name="T140">measures, donors’ adaptability and local environment’s receptivity, two groups (high level vs low level of manifestation) have been defined for each measure. </text:span><text:span text:style-name="T141">The</text:span><text:span text:style-name="T140"> event-level projects data has been split into four groups, each representing a </text:span><text:span text:style-name="T142">combination of values on adaptability/receptivity dimensions. </text:span><text:span text:style-name="T143">In each of the four groups, data has been aggregated to the (ADM1, year) level, in accordance with the chosen level of detail for this study.</text:span></text:p>
      <text:p text:style-name="P34"><text:span text:style-name="T143"><text:tab/></text:span><text:span text:style-name="T144">The specific foreign aid dataset used </text:span><text:span text:style-name="T145">for </text:span><text:span text:style-name="T144">this study is called “Aid Locations During Civil Wars South of the Sahara”, </text:span><text:span text:style-name="T148">which contains information on 22 countries</text:span><text:span text:style-name="T144">.</text:span><text:span text:style-name="T144"><text:note text:id="ftn26" text:note-class="footnote"><text:note-citation>26</text:note-citation><text:note-body><text:p text:style-name="P3">Findley, Michael G., Josh Powell, Daniel Strandow, and Jeff Tanner. 2011. “The Localized Geography of<text:line-break/>Foreign Aid: A New Dataset and Application to Violent Armed Conflict.” World Development 39<text:line-break/>(11): 1995–2009. <text:s/><text:span text:style-name="T157">Data available at: </text:span>https://www.aiddata.org/data/aid-locations-during-civil-wars-south-of-the-sahara-version-1-0</text:p></text:note-body></text:note></text:span><text:span text:style-name="T144"> This dataset contains data for aid project locations in South-of-Sahara nations that experienced conflict between 1989 and 2008. In order </text:span><text:soft-page-break/><text:span text:style-name="T144">for a country to be present in this dataset it needs to have experienced at least one intra-state conflict (with at least 25 annual deaths) since the fist tracking year, 1989. </text:span><text:span text:style-name="T145">While this is the most comprehensive collection of datasets that AidData offers, it is still </text:span><text:span text:style-name="T146">suffers from problems relating to uneven coverage. </text:span><text:span text:style-name="T147">For example, while the dataset spans over a period of time of 20 years, the coverage density in the first decade is significantly lower (corresponding to 17% of the total number of tracked projects). </text:span><text:span text:style-name="T148">Moreover, not all of the 22 countries have coverage for every year.</text:span></text:p>
      <text:p text:style-name="P34"><text:span text:style-name="T148"><text:tab/></text:span><text:span text:style-name="T149">F</text:span><text:span text:style-name="T148">or </text:span><text:span text:style-name="T149">the </text:span><text:span text:style-name="T148">purposes of this study I have selected those countries that have </text:span><text:span text:style-name="T158">a complete coverage </text:span><text:span text:style-name="T159">(that is, have data on projects in every year) </text:span><text:span text:style-name="T158">in the </text:span><text:span text:style-name="T159">timeframe from 1999. These countries are: Burundi, Democratic Republic of Congo, Ethiopia, Sudan and Uganda. </text:span><text:span text:style-name="T160">Completeness of data on these countries is not the only factor that lead to focusing on them in the analysis. These countries make up a logical group, as they are all located in the central Africa and share borders (i.e. every country in a group shares a border with at least one other country from the same group). </text:span><text:span text:style-name="T161">With an exception of Sudan, all countries demonstrate a somewhat similar absolute level of economic develeopment (in relative terms, there still is quite a bit of variation), with gdp per capita ranging from 285 USD in Burundi to 706</text:span><text:span text:style-name="T160"> </text:span><text:span text:style-name="T161">USD in Ethiopia in year 2016. In this regard Sudan is an outlier with 2415 USD, which is partially attributed to its richness in natural resources (mostly oil). </text:span><text:span text:style-name="T162">Moreover, with an exception of Burundi </text:span><text:span text:style-name="T164">(which is much smaller)</text:span><text:span text:style-name="T162">, the rest of the analyzed countries are comparable in their geographic size </text:span><text:span text:style-name="T163">and to a lesser degree in terms of population density</text:span><text:span text:style-name="T162">.</text:span></text:p>
      <text:p text:style-name="P35"><text:span text:style-name="T162"><text:tab/></text:span><text:span text:style-name="T150">As a measure of additional validation, I also perform the analysis on a separate dataset which pertains specifically to DRC.</text:span><text:span text:style-name="T150"><text:note text:id="ftn31" text:note-class="footnote"><text:note-citation>27</text:note-citation><text:note-body><text:p text:style-name="Footnote">AidData. 2016. DRC-AIMS_GeocodedResearchRelease_Level1_v1.3.1 geocoded dataset. Williamsburg, VA and Washington, DC: AidData. Accessed on [date]. http://aiddata.org/research-datasets.</text:p></text:note-body></text:note></text:span><text:span text:style-name="T150"> The geographical scope is thus smaller </text:span><text:span text:style-name="T153">(only one country)</text:span><text:span text:style-name="T150">, however it does cover a bigger period of time – from 1998 until 2014 without gaps in coverage. </text:span><text:span text:style-name="T151">It employs a different coding scheme and therefore the number of projects tracked is vastly different from that in the previous dataset regarding DRC. </text:span><text:span text:style-name="T152">Therefore, I included this alternative dataset for validation reasons. </text:span><text:span text:style-name="T153">The initial assumption is that the model would perform similarly on both datasets, </text:span><text:span text:style-name="T154">as in essence they encode the same events </text:span><text:span text:style-name="T155">in a different fashion</text:span><text:span text:style-name="T153">.</text:span></text:p>
      <text:p text:style-name="P34"><text:span text:style-name="T162"/></text:p>
      <text:p text:style-name="P37"><text:span text:style-name="T165">Research design, </text:span><text:span text:style-name="T162">Estimation framework</text:span></text:p>
      <text:p text:style-name="P41"><text:span text:style-name="T64"><text:tab/></text:span></text:p>
      <text:p text:style-name="P42"><text:span text:style-name="T64"><text:tab/></text:span><text:span text:style-name="T65">In order to identify the </text:span><text:span text:style-name="T66">relationship between </text:span><text:span text:style-name="T65">aid on conflict, </text:span><text:span text:style-name="T66">a first-difference estimator will be employed. Since the data for this research is inherently time-series based and thus panel, it works well with the main advantage of a first-difference estimator, which is that this approach effectively adressed the problem of ommitted varaibles when dealing with panel data. </text:span><text:span text:style-name="T67">The primary idea of this approach is that instead of regressing the values of the dependent variable on the values of the independent variable, we calculate the differences between both the values of the dependent and independent variables between every two consecutive </text:span><text:span text:style-name="T69">time periouds (e.g. years in the present case)</text:span><text:span text:style-name="T67"> and run a pooled OLS estimation for a regression of changes in the dependent variables on the changes in the independent variable.</text:span></text:p>
      <text:p text:style-name="P42"><text:span text:style-name="T67"><text:tab/></text:span><text:span text:style-name="T68">When using an ordinary regression it is very likely that the resulting model will suffer from the ommited variable bias, </text:span><text:span text:style-name="T69">as the dependent variable could be at least partially dependent on a time-invariant unobserved (and thus ommitted from the point of view of the model) variable</text:span><text:span text:style-name="T68">. </text:span><text:span text:style-name="T69">Since this ommitted variable is time-independent, when we take the difference between the observations of two consequitive years</text:span><text:span text:style-name="T68">, </text:span><text:span text:style-name="T69">the resulting </text:span><text:span text:style-name="T70">difference will be net of this </text:span><text:span text:style-name="T71">hidden factor</text:span><text:span text:style-name="T70">, since </text:span><text:span text:style-name="T71">in each observation this factor is constant and </text:span><text:span text:style-name="T70">would </text:span><text:span text:style-name="T71">thus </text:span><text:span text:style-name="T70">cancel </text:span><text:span text:style-name="T71">itself out when taking the difference</text:span><text:span text:style-name="T70">. </text:span><text:span text:style-name="T72">Such</text:span><text:span text:style-name="T66"> an approach was used in similar studies on the association of aid and conflict, for exmaple by Berman and by </text:span><text:soft-page-break/><text:span text:style-name="T66">Weezel. </text:span><text:span text:style-name="T66"><text:note text:id="ftn0" text:note-class="footnote"><text:note-citation>28</text:note-citation><text:note-body><text:p text:style-name="Footnote">Berman, E., Felter, J. H., Shapiro, J. N., &amp; Troland, E. (2013). Modest, secure, and informed: Successful development in conflict zones. American Economic Review, 103(3), 512-17.</text:p></text:note-body></text:note></text:span><text:span text:style-name="T66"><text:s/></text:span><text:span text:style-name="T66"><text:note text:id="ftn27" text:note-class="footnote"><text:note-citation>29</text:note-citation><text:note-body><text:p text:style-name="Footnote">van Weezel, S. (2016). A spatial analysis of the effect of foreign aid in conflict areas.</text:p></text:note-body></text:note></text:span></text:p>
      <text:p text:style-name="P57"><text:span text:style-name="T166"><text:tab/></text:span><text:span text:style-name="T167">Instead of using the current year aid allocations as the initial independent variable (and subsequently calculating the first-differences estimator), I chose to use aid allocation lagged by one year as the primary independent variable. </text:span><text:span text:style-name="T168">There are a couple of reasons for using the lagged variable instead of the current one. First of all, the dataset from AidData focuses on donors‘ commitments of resources, but not actual disbursements. Moreover, AidData explicitely warns users from relying too much on disbursement information as it is difficult to track and thus can be quite unreliable.</text:span><text:span text:style-name="T168"><text:note text:id="ftn28" text:note-class="footnote"><text:note-citation>30</text:note-citation><text:note-body><text:p text:style-name="Footnote">https://www.aiddata.org/pages/faqs-about-our-data</text:p></text:note-body></text:note></text:span><text:span text:style-name="T168"> It is obvious that there must be a delay between the time that a project is approved and thus the money is committed and the time that a project starts the actual implementation phase. Moreover, it is equally likely that the effects of an influx of foreign aid are not immediately evident and there must be some passage of time before an aid project can demonstrate any results (and in turn can have impact on the level of conflict in the region). Having these considerations in mind, using aid commitments lagged by one year is a valid but parital solution to the problem of the existing delay between registration and implementation of a project. </text:span><text:span text:style-name="T169">This, of course, imposes a plausible but still </text:span><text:span text:style-name="T170">not rigorous </text:span><text:span text:style-name="T169">assumption that <text:s/>there is </text:span><text:span text:style-name="T170">a </text:span><text:span text:style-name="T169">one </text:span><text:span text:style-name="T170">year delay between aid commitments and disbursements.</text:span></text:p>
      <text:p text:style-name="P58"><text:span text:style-name="T170"><text:tab/>Another reason for employing a lagged variable is to adress the possible </text:span><text:span text:style-name="T73">simultaneity bias. We want to determine whether and how an increase in aid influences the intensity of war in a region. However, since we are using data aggregated to the annual scale, and looking at aid projects and conflicts that have happened in the same year, we cannot rule out the possibility that the decision to commmit the resources to a certain project has been made using the information about the conflict. </text:span><text:span text:style-name="T79">I</text:span><text:span text:style-name="T78">t is indeed quite a plausible and reasonable assumption, </text:span><text:span text:style-name="T79">as donors are likely to decide where to commit their resources based on the level of conflict that the region currently experiences (for example, commit less money into active war zones on the fears that these resources will be plundered or vice versa, commit more resources with the hope that it will reduce the level of violence). </text:span><text:span text:style-name="T73">In </text:span><text:span text:style-name="T80">any case, this would lead us to </text:span><text:span text:style-name="T74">encounter the problem of endogeneity, </text:span><text:span text:style-name="T77">as the explanatory variable would be correlated with the error term.</text:span><text:span text:style-name="T74"> </text:span><text:span text:style-name="T77">Thus, such a situation would </text:span><text:span text:style-name="T75">compromise the </text:span><text:span text:style-name="T76">assumed </text:span><text:span text:style-name="T75">causation mechanism</text:span><text:span text:style-name="T74">. </text:span><text:span text:style-name="T80">The lagged aid variable is used also in order to adress this potentially big issue, as there is no evidence suggesting that </text:span><text:span text:style-name="T81">we are able</text:span><text:span text:style-name="T80"> </text:span><text:span text:style-name="T81">to consistently and </text:span><text:span text:style-name="T80">effectively predict the </text:span><text:span text:style-name="T81">onset and level of </text:span><text:span text:style-name="T80">conflict and </text:span><text:span text:style-name="T81">therefore we do not expect </text:span><text:span text:style-name="T80">international aid donors </text:span><text:span text:style-name="T82">to</text:span><text:span text:style-name="T81"> </text:span><text:span text:style-name="T80">make their commitments decision based on </text:span><text:span text:style-name="T81">their </text:span><text:span text:style-name="T80">predictions </text:span><text:span text:style-name="T82">of conflict in the next year</text:span><text:span text:style-name="T80">.</text:span><text:span text:style-name="T80"><text:note text:id="ftn29" text:note-class="footnote"><text:note-citation>31</text:note-citation><text:note-body><text:p text:style-name="Footnote">Ward, M. D., Greenhill, B. D., &amp; Bakke, K. M. (2010). The perils of policy by p-value: Predicting civil conflicts. Journal of Peace Research, 47(4), 363-375.</text:p></text:note-body></text:note></text:span><text:span text:style-name="T80"> Therefore, we can safely state that lagged variable does not suffer from the <text:s/></text:span><text:span text:style-name="T73">simultaneity bias </text:span><text:span text:style-name="T80">with the level of conflict in the next year. </text:span></text:p>
      <text:p text:style-name="P43"><text:span text:style-name="T73"><text:tab/>In effect, the </text:span><text:span text:style-name="T83">addition of the lagged variable attempts to cover two theoretically justififed and potentially model-compromising problems. However, by using a one-year lag, </text:span><text:span text:style-name="T73">model works under the </text:span><text:span text:style-name="T83">explicit </text:span><text:span text:style-name="T73">limitation that aid has a short-term effect on the level of conflict intensity, as it does not track a more sophisticated relationship between commitments and disbursements.</text:span></text:p>
      <text:p text:style-name="P44"><text:span text:style-name="T73"><text:tab/></text:span><text:span text:style-name="T84">The actual estimation of the model is done using the Bayesian regression approach with an uninformative prior </text:span><text:span text:style-name="T86">distribution (Normal with mean 0 and big variance)</text:span><text:span text:style-name="T84">. </text:span><text:span text:style-name="T85">Given that many previous studies came to diverging conclusions regarding the relationship between foreign aid and levels of conflict, I have opted for the Bayesian approach in order to explicitely capture the uncertainty of the estimator </text:span><text:span text:style-name="T90">and thus have a more robust model in the end</text:span><text:span text:style-name="T85">. An uninformative prior </text:span><text:span text:style-name="T86">was chosen because of similar considerations. Since </text:span><text:span text:style-name="T87">evidence suggests that there </text:span><text:span text:style-name="T86">is no definitive view on the direction that </text:span><text:span text:style-name="T85">relationship between foreign aid and conflict </text:span><text:span text:style-name="T86">takes, it is reasonable to initialilze the prior „belief“ for the coefficients in such a way as to not influence the the posterior distribution of the coefficients (this is </text:span><text:soft-page-break/><text:span text:style-name="T86">why it has mean 0, </text:span><text:span text:style-name="T88">signifying that we „expect“ it to have no significant </text:span><text:span text:style-name="T89">assosication</text:span><text:span text:style-name="T86">). Thus, the derivation of the posterior distribution will only be influenced by the information contained in the data itself and be similar to a purely maximum likelihood estimator as could be found in an OLS. Nevertheless, the advantage of the above-mentioned approach is that it allows one to immediately assess the quality of the fit of the model, and not merely rely on point estimates with confidence intervals.</text:span></text:p>
      <text:p text:style-name="P45"><text:span text:style-name="T86"><text:tab/></text:span><text:span text:style-name="T56">The final model </text:span><text:span text:style-name="T57">thus specifies the regression of the changes in the amount of casualties </text:span><text:span text:style-name="T58">(wounded and killed in combat) </text:span><text:span text:style-name="T57">on the changes in the </text:span><text:span text:style-name="T58">lagged </text:span><text:span text:style-name="T57">amount of committed resources </text:span><text:span text:style-name="T58">for every unit of analysis – year/ADM1 combination</text:span><text:span text:style-name="T57">. </text:span><text:span text:style-name="T62">The values of both independent and dependent variables have been log transformed in order to account for the </text:span><text:span text:style-name="T63">kenn</text:span><text:span text:style-name="T62">.</text:span></text:p>
      <text:p text:style-name="P45"><text:span text:style-name="T62"><text:tab/></text:span><text:span text:style-name="T58">An additional indicator has been added in order to serve as a control for prior trends in the dependent variable. Thus, I included the temporal lag term - the lagged casualties - into the model. The temporal lag </text:span><text:span text:style-name="T59">of the dependent variable (variable of interest) captures prior trends and has been argued to account for temporal dynamics.</text:span><text:span text:style-name="T59"><text:note text:id="ftn32" text:note-class="footnote"><text:note-citation>32</text:note-citation><text:note-body><text:p text:style-name="Footnote">Plümper, T., &amp; Neumayer, E. (2010). Model specification in the analysis of spatial dependence. European Journal of Political Research, 49(3), 418-442.</text:p></text:note-body></text:note></text:span><text:span text:style-name="T59"> Including this control for prior trend is a sound contribution to the robustness of the model, however, it might actually come at a price, as there has been some research that suggests that including lagged dependent variables can actually </text:span><text:span text:style-name="T61">appreciably</text:span><text:span text:style-name="T59"> suppress the explanatory power of the other independent variables, </text:span><text:span text:style-name="T60">especially in social scientific context </text:span><text:span text:style-name="T61">so one has to keep this in mind</text:span><text:span text:style-name="T59">. </text:span><text:span text:style-name="T59"><text:note text:id="ftn33" text:note-class="footnote"><text:note-citation>33</text:note-citation><text:note-body><text:p text:style-name="Footnote">Achen, C. H. (2000). Why lagged dependent variables can suppress the explanatory power of other independent variables. Ann Arbor, 1001(2000), 48106-1248.</text:p></text:note-body></text:note></text:span></text:p>
      <text:p text:style-name="P44"><text:span text:style-name="T86"><text:tab/></text:span></text:p>
      <text:p text:style-name="P52"><text:span text:style-name="T92">D</text:span><text:span text:style-name="T91">escriptive statistics of the database</text:span></text:p>
      <text:p text:style-name="P54"><text:span text:style-name="T91"><text:tab/></text:span><text:span text:style-name="T99">The primary aid dataset consists of a collection of projects on 5 different countries. Table 2 presents the descriptive statistics about the projects for each country.</text:span></text:p>
      <text:p text:style-name="P54"><text:span text:style-name="T99"/></text:p>
      <table:table table:name="Table2" table:style-name="Table2">
        <table:table-column table:style-name="Table2.A" table:number-columns-repeated="3"/>
        <table:table-row>
          <table:table-cell table:style-name="Table2.A1" office:value-type="string">
            <text:p text:style-name="P62"/>
          </table:table-cell>
          <table:table-cell table:style-name="Table2.A1" office:value-type="string">
            <text:p text:style-name="P62">N of projects</text:p>
          </table:table-cell>
          <table:table-cell table:style-name="Table2.C1" office:value-type="string">
            <text:p text:style-name="P61"/>
          </table:table-cell>
        </table:table-row>
        <table:table-row>
          <table:table-cell table:style-name="Table2.A2" office:value-type="string">
            <text:p text:style-name="P62">DRC</text:p>
          </table:table-cell>
          <table:table-cell table:style-name="Table2.A2" office:value-type="string">
            <text:p text:style-name="P62">2543</text:p>
          </table:table-cell>
          <table:table-cell table:style-name="Table2.C2" office:value-type="string">
            <text:p text:style-name="P61"/>
          </table:table-cell>
        </table:table-row>
        <table:table-row>
          <table:table-cell table:style-name="Table2.A2" office:value-type="string">
            <text:p text:style-name="P62">Uganda</text:p>
          </table:table-cell>
          <table:table-cell table:style-name="Table2.A2" office:value-type="string">
            <text:p text:style-name="P62">3846</text:p>
          </table:table-cell>
          <table:table-cell table:style-name="Table2.C2" office:value-type="string">
            <text:p text:style-name="P61"/>
          </table:table-cell>
        </table:table-row>
        <table:table-row>
          <table:table-cell table:style-name="Table2.A2" office:value-type="string">
            <text:p text:style-name="P62">Ethiopia</text:p>
          </table:table-cell>
          <table:table-cell table:style-name="Table2.A2" office:value-type="string">
            <text:p text:style-name="P62">2701</text:p>
          </table:table-cell>
          <table:table-cell table:style-name="Table2.C2" office:value-type="string">
            <text:p text:style-name="P61"/>
          </table:table-cell>
        </table:table-row>
        <table:table-row>
          <table:table-cell table:style-name="Table2.A2" office:value-type="string">
            <text:p text:style-name="P62">Sudan</text:p>
          </table:table-cell>
          <table:table-cell table:style-name="Table2.A2" office:value-type="string">
            <text:p text:style-name="P62">2975</text:p>
          </table:table-cell>
          <table:table-cell table:style-name="Table2.C2" office:value-type="string">
            <text:p text:style-name="P61"/>
          </table:table-cell>
        </table:table-row>
        <table:table-row>
          <table:table-cell table:style-name="Table2.A2" office:value-type="string">
            <text:p text:style-name="P62">Burundi</text:p>
          </table:table-cell>
          <table:table-cell table:style-name="Table2.A2" office:value-type="string">
            <text:p text:style-name="P62">591</text:p>
          </table:table-cell>
          <table:table-cell table:style-name="Table2.C2" office:value-type="string">
            <text:p text:style-name="P61"/>
          </table:table-cell>
        </table:table-row>
      </table:table>
      <text:p text:style-name="Table">Table <text:sequence text:ref-name="refTable1" text:name="Table" text:formula="ooow:Table+1" style:num-format="1">2</text:sequence></text:p>
      <text:p text:style-name="P54"><text:span text:style-name="T95"/></text:p>
      <text:p text:style-name="P54"><text:span text:style-name="T95"><text:tab/>Figure __</text:span><text:span text:style-name="T93"> demonstrates the actual geographical distribution of the aid projects as well as conflict events. </text:span><text:span text:style-name="T94">One can notice that there does not appear to be a distinguished pattern of collocation between the aid projects and conflict events. </text:span><text:span text:style-name="T97">One can immediately see that there are patterns of conflict clustering, such as the Nord Kivu and Sud Kivu regions in DRC. At the same time, there does not seem to be an apparent clustering of aid projects apart from a moderate aggregation around the capitals of the countries. </text:span></text:p>
      <text:p text:style-name="P53"><text:span text:style-name="T94"><text:tab/>In order to obtain a more quantified overview of the clustering of the two data types, I employ a strategy similar to the one used by Weezel</text:span><text:span text:style-name="T94"><text:note text:id="ftn30" text:note-class="footnote"><text:note-citation>34</text:note-citation><text:note-body><text:p text:style-name="Footnote">van Weezel, S. (2016). A spatial analysis of the effect of foreign aid in conflict areas.</text:p></text:note-body></text:note></text:span><text:span text:style-name="T94"> and look at the nearest neigbour distance for the </text:span><text:soft-page-break/><text:span text:style-name="T94">observations. The idea behind this measure is to calculate for each project the distance between itself and the nearest conflict event that has happened in the next year (since we are working with the lagged aid variable). </text:span><text:span text:style-name="T96">You can see the results in </text:span><text:span text:style-name="T100">figures (here a figure for each country)</text:span><text:span text:style-name="T96">. We can see that the average distance is actually pretty large for every country, if accounted for its size. </text:span><text:span text:style-name="T97">This preliminary finding does not suggest a strong interdependence </text:span><text:span text:style-name="T98">between aid and conflict, as otherwise we would expect the distances to be more close.</text:span></text:p>
      <text:p text:style-name="P52"><text:span text:style-name="T91"/></text:p>
      <text:p text:style-name="P51"><text:span text:style-name="T92">R</text:span><text:span text:style-name="T91">esults</text:span></text:p>
      <text:p text:style-name="P21">Introduction – the effects are sometimes mixed</text:p>
      <text:p text:style-name="P17"><text:tab/>what are the main established causal mechanisms</text:p>
      <text:p text:style-name="P17"/>
      <text:p text:style-name="P18">The question of <text:span text:style-name="T3">fungible </text:span>aid</text:p>
      <text:p text:style-name="P17"/>
      <text:p text:style-name="P17">Why it is important to work on ADM1 level and not country level</text:p>
      <text:p text:style-name="P17"/>
      <text:p text:style-name="P17">Justification for our indices</text:p>
      <text:p text:style-name="P17"/>
      <text:p text:style-name="P17">Results</text:p>
      <text:p text:style-name="P17"/>
      <text:p text:style-name="P17">Dicussion</text:p>
      <text:p text:style-name="P17"/>
      <text:p text:style-name="P17"/>
      <text:p text:style-name="P20">ANALYSIS</text:p>
      <text:p text:style-name="P20"/>
      <text:p text:style-name="P20"><text:tab/>COUPLE OF WORDS ABOUT DATASETS (SOURCE, COLLECTION, ETC.)</text:p>
      <text:p text:style-name="P20"><text:tab/></text:p>
      <text:p text:style-name="P20"><text:tab/>WHAT TOOLS ARE USED</text:p>
      <text:p text:style-name="P20"/>
      <text:p text:style-name="P20"><text:tab/>PECULIARITIES OF THE DATA</text:p>
      <text:p text:style-name="P20"/>
      <text:p text:style-name="P20"><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19M19S</meta:editing-duration>
    <meta:editing-cycles>113</meta:editing-cycles>
    <meta:generator>LibreOffice/5.4.3.2$Windows_X86_64 LibreOffice_project/92a7159f7e4af62137622921e809f8546db437e5</meta:generator>
    <dc:date>2018-07-30T01:43:18.849000000</dc:date>
    <meta:document-statistic meta:table-count="2" meta:image-count="0" meta:object-count="0" meta:page-count="13" meta:paragraph-count="136" meta:word-count="7307" meta:character-count="46866" meta:non-whitespace-character-count="39606"/>
    <meta:user-defined meta:name="Info 1"/>
    <meta:user-defined meta:name="Info 2"/>
    <meta:user-defined meta:name="Info 3"/>
    <meta:user-defined meta:name="Info 4"/>
  </office:meta>
</office:document-meta>
</file>